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fe7f5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2831in" svg:height="3.0406in" svg:x="1.3102in" svg:y="10.2622in">
            <draw:object draw:notify-on-update-of-ranges="Sheet1.M2:Sheet1.M2 Sheet1.M12:Sheet1.M12 Sheet1.M22:Sheet1.M22 Sheet1.M32:Sheet1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76in" svg:height="3.0059in" svg:x="7.5205in" svg:y="10.2547in">
            <draw:object draw:notify-on-update-of-ranges="Sheet1.M5:Sheet1.M5 Sheet1.M15:Sheet1.M15 Sheet1.M25:Sheet1.M25 Sheet1.M35:Sheet1.M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157in" svg:height="2.9657in" svg:x="1.3102in" svg:y="13.4622in">
            <draw:object draw:notify-on-update-of-ranges="Sheet1.M8:Sheet1.M8 Sheet1.M18:Sheet1.M18 Sheet1.M28:Sheet1.M28 Sheet1.M38:Sheet1.M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7988in" svg:height="2.9445in" svg:x="7.576in" svg:y="13.4622in">
            <draw:object draw:notify-on-update-of-ranges="Sheet1.M9:Sheet1.M9 Sheet1.M19:Sheet1.M19 Sheet1.M29:Sheet1.M29 Sheet1.M39:Sheet1.M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0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8.890548">
            <text:p>8.890548</text:p>
          </table:table-cell>
          <table:table-cell office:value-type="float" office:value="8.769376">
            <text:p>8.769376</text:p>
          </table:table-cell>
          <table:table-cell office:value-type="float" office:value="8.898719">
            <text:p>8.898719</text:p>
          </table:table-cell>
          <table:table-cell office:value-type="float" office:value="8.948687">
            <text:p>8.948687</text:p>
          </table:table-cell>
          <table:table-cell office:value-type="float" office:value="8.960456">
            <text:p>8.960456</text:p>
          </table:table-cell>
          <table:table-cell office:value-type="float" office:value="8.888806">
            <text:p>8.888806</text:p>
          </table:table-cell>
          <table:table-cell office:value-type="float" office:value="8.910714">
            <text:p>8.910714</text:p>
          </table:table-cell>
          <table:table-cell office:value-type="float" office:value="8.92969">
            <text:p>8.92969</text:p>
          </table:table-cell>
          <table:table-cell office:value-type="float" office:value="8.865549">
            <text:p>8.865549</text:p>
          </table:table-cell>
          <table:table-cell office:value-type="float" office:value="8.936989">
            <text:p>8.936989</text:p>
          </table:table-cell>
          <table:table-cell office:value-type="float" office:value="8.917199">
            <text:p>8.917199</text:p>
          </table:table-cell>
          <table:table-cell table:style-name="ce4" table:formula="of:=AVERAGE([.B2:.L2])" office:value-type="float" office:value="8.90152118181818">
            <text:p>8.90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7378810">
            <text:p>17378810</text:p>
          </table:table-cell>
          <table:table-cell office:value-type="float" office:value="20818607">
            <text:p>20818607</text:p>
          </table:table-cell>
          <table:table-cell office:value-type="float" office:value="17822023">
            <text:p>17822023</text:p>
          </table:table-cell>
          <table:table-cell office:value-type="float" office:value="16149728">
            <text:p>16149728</text:p>
          </table:table-cell>
          <table:table-cell office:value-type="float" office:value="19141502">
            <text:p>19141502</text:p>
          </table:table-cell>
          <table:table-cell office:value-type="float" office:value="20414710">
            <text:p>20414710</text:p>
          </table:table-cell>
          <table:table-cell office:value-type="float" office:value="18684213">
            <text:p>18684213</text:p>
          </table:table-cell>
          <table:table-cell office:value-type="float" office:value="14460279">
            <text:p>14460279</text:p>
          </table:table-cell>
          <table:table-cell office:value-type="float" office:value="18056440">
            <text:p>18056440</text:p>
          </table:table-cell>
          <table:table-cell office:value-type="float" office:value="18040047">
            <text:p>18040047</text:p>
          </table:table-cell>
          <table:table-cell office:value-type="float" office:value="17411028">
            <text:p>17411028</text:p>
          </table:table-cell>
          <table:table-cell table:style-name="ce4" table:formula="of:=AVERAGE([.B3:.L3])" office:value-type="float" office:value="18034307.9090909">
            <text:p>18034307.91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1813248">
            <text:p>1813248</text:p>
          </table:table-cell>
          <table:table-cell office:value-type="float" office:value="2040203">
            <text:p>2040203</text:p>
          </table:table-cell>
          <table:table-cell office:value-type="float" office:value="2270990">
            <text:p>2270990</text:p>
          </table:table-cell>
          <table:table-cell office:value-type="float" office:value="1989473">
            <text:p>1989473</text:p>
          </table:table-cell>
          <table:table-cell office:value-type="float" office:value="2227354">
            <text:p>2227354</text:p>
          </table:table-cell>
          <table:table-cell office:value-type="float" office:value="2656101">
            <text:p>2656101</text:p>
          </table:table-cell>
          <table:table-cell office:value-type="float" office:value="1994768">
            <text:p>1994768</text:p>
          </table:table-cell>
          <table:table-cell office:value-type="float" office:value="1797244">
            <text:p>1797244</text:p>
          </table:table-cell>
          <table:table-cell office:value-type="float" office:value="1859978">
            <text:p>1859978</text:p>
          </table:table-cell>
          <table:table-cell office:value-type="float" office:value="1932409">
            <text:p>1932409</text:p>
          </table:table-cell>
          <table:table-cell office:value-type="float" office:value="1881298">
            <text:p>1881298</text:p>
          </table:table-cell>
          <table:table-cell table:style-name="ce4" table:formula="of:=AVERAGE([.B4:.L4])" office:value-type="float" office:value="2042096.90909091">
            <text:p>2042096.91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];[.B4])" office:value-type="float" office:value="19192058">
            <text:p>19192058</text:p>
          </table:table-cell>
          <table:table-cell table:style-name="ce2" table:formula="of:=SUM([.C4];[.C3])" office:value-type="float" office:value="22858810">
            <text:p>22858810</text:p>
          </table:table-cell>
          <table:table-cell table:style-name="ce2" table:formula="of:=SUM([.D3];[.D4])" office:value-type="float" office:value="20093013">
            <text:p>20093013</text:p>
          </table:table-cell>
          <table:table-cell table:style-name="ce2" table:formula="of:=SUM([.E3];[.E4])" office:value-type="float" office:value="18139201">
            <text:p>18139201</text:p>
          </table:table-cell>
          <table:table-cell table:style-name="ce2" table:formula="of:=SUM([.F4];[.F3])" office:value-type="float" office:value="21368856">
            <text:p>21368856</text:p>
          </table:table-cell>
          <table:table-cell table:style-name="ce2" table:formula="of:=SUM([.G4];[.G3])" office:value-type="float" office:value="23070811">
            <text:p>23070811</text:p>
          </table:table-cell>
          <table:table-cell table:style-name="ce2" table:formula="of:=SUM([.H4];[.H3])" office:value-type="float" office:value="20678981">
            <text:p>20678981</text:p>
          </table:table-cell>
          <table:table-cell table:style-name="ce2" table:formula="of:=SUM([.I4];[.I3])" office:value-type="float" office:value="16257523">
            <text:p>16257523</text:p>
          </table:table-cell>
          <table:table-cell table:style-name="ce2" table:formula="of:=SUM([.J4];[.J4])" office:value-type="float" office:value="3719956">
            <text:p>3719956</text:p>
          </table:table-cell>
          <table:table-cell table:style-name="ce2" table:formula="of:=SUM([.K4];[.K3])" office:value-type="float" office:value="19972456">
            <text:p>19972456</text:p>
          </table:table-cell>
          <table:table-cell table:style-name="ce2" table:formula="of:=SUM([.L4];[.L3])" office:value-type="float" office:value="19292326">
            <text:p>19292326</text:p>
          </table:table-cell>
          <table:table-cell table:style-name="ce5" table:formula="of:=AVERAGE([.B5:.L5])" office:value-type="float" office:value="18603999.1818182">
            <text:p>18603999.18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1982970">
            <text:p>1982970</text:p>
          </table:table-cell>
          <table:table-cell office:value-type="float" office:value="1745000">
            <text:p>1745000</text:p>
          </table:table-cell>
          <table:table-cell office:value-type="float" office:value="1714088">
            <text:p>1714088</text:p>
          </table:table-cell>
          <table:table-cell office:value-type="float" office:value="1794199">
            <text:p>1794199</text:p>
          </table:table-cell>
          <table:table-cell office:value-type="float" office:value="1509554">
            <text:p>1509554</text:p>
          </table:table-cell>
          <table:table-cell office:value-type="float" office:value="1492691">
            <text:p>1492691</text:p>
          </table:table-cell>
          <table:table-cell office:value-type="float" office:value="1836535">
            <text:p>1836535</text:p>
          </table:table-cell>
          <table:table-cell office:value-type="float" office:value="1992284">
            <text:p>1992284</text:p>
          </table:table-cell>
          <table:table-cell office:value-type="float" office:value="1988606">
            <text:p>1988606</text:p>
          </table:table-cell>
          <table:table-cell office:value-type="float" office:value="1759495">
            <text:p>1759495</text:p>
          </table:table-cell>
          <table:table-cell office:value-type="float" office:value="2001307">
            <text:p>2001307</text:p>
          </table:table-cell>
          <table:table-cell table:style-name="ce4" table:formula="of:=AVERAGE([.B6:.L6])" office:value-type="float" office:value="1801520.81818182">
            <text:p>1801520.82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1005199">
            <text:p>1005199</text:p>
          </table:table-cell>
          <table:table-cell office:value-type="float" office:value="946558">
            <text:p>946558</text:p>
          </table:table-cell>
          <table:table-cell office:value-type="float" office:value="836253">
            <text:p>836253</text:p>
          </table:table-cell>
          <table:table-cell office:value-type="float" office:value="871608">
            <text:p>871608</text:p>
          </table:table-cell>
          <table:table-cell office:value-type="float" office:value="795541">
            <text:p>795541</text:p>
          </table:table-cell>
          <table:table-cell office:value-type="float" office:value="814170">
            <text:p>814170</text:p>
          </table:table-cell>
          <table:table-cell office:value-type="float" office:value="933598">
            <text:p>933598</text:p>
          </table:table-cell>
          <table:table-cell office:value-type="float" office:value="910151">
            <text:p>910151</text:p>
          </table:table-cell>
          <table:table-cell office:value-type="float" office:value="951088">
            <text:p>951088</text:p>
          </table:table-cell>
          <table:table-cell office:value-type="float" office:value="882696">
            <text:p>882696</text:p>
          </table:table-cell>
          <table:table-cell office:value-type="float" office:value="977426">
            <text:p>977426</text:p>
          </table:table-cell>
          <table:table-cell table:style-name="ce4" table:formula="of:=AVERAGE([.B7:.L7])" office:value-type="float" office:value="902208">
            <text:p>902208.00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7];[.B6])" office:value-type="float" office:value="2988169">
            <text:p>2988169</text:p>
          </table:table-cell>
          <table:table-cell table:style-name="ce2" table:formula="of:=SUM([.C7];[.C6])" office:value-type="float" office:value="2691558">
            <text:p>2691558</text:p>
          </table:table-cell>
          <table:table-cell table:style-name="ce2" table:formula="of:=SUM([.D6];[.D7])" office:value-type="float" office:value="2550341">
            <text:p>2550341</text:p>
          </table:table-cell>
          <table:table-cell table:style-name="ce2" table:formula="of:=SUM([.E7];[.E6])" office:value-type="float" office:value="2665807">
            <text:p>2665807</text:p>
          </table:table-cell>
          <table:table-cell table:style-name="ce2" table:formula="of:=SUM([.F7];[.F6])" office:value-type="float" office:value="2305095">
            <text:p>2305095</text:p>
          </table:table-cell>
          <table:table-cell table:style-name="ce2" table:formula="of:=SUM([.G7];[.G6])" office:value-type="float" office:value="2306861">
            <text:p>2306861</text:p>
          </table:table-cell>
          <table:table-cell table:style-name="ce2" table:formula="of:=SUM([.H7];[.H6])" office:value-type="float" office:value="2770133">
            <text:p>2770133</text:p>
          </table:table-cell>
          <table:table-cell table:style-name="ce2" table:formula="of:=SUM([.I7];[.I6])" office:value-type="float" office:value="2902435">
            <text:p>2902435</text:p>
          </table:table-cell>
          <table:table-cell table:style-name="ce2" table:formula="of:=SUM([.J7];[.J6])" office:value-type="float" office:value="2939694">
            <text:p>2939694</text:p>
          </table:table-cell>
          <table:table-cell table:style-name="ce2" table:formula="of:=SUM([.K7];[.K6])" office:value-type="float" office:value="2642191">
            <text:p>2642191</text:p>
          </table:table-cell>
          <table:table-cell table:style-name="ce2" table:formula="of:=SUM([.L7];[.L6])" office:value-type="float" office:value="2978733">
            <text:p>2978733</text:p>
          </table:table-cell>
          <table:table-cell table:style-name="ce5" table:formula="of:=AVERAGE([.B8:.L8])" office:value-type="float" office:value="2703728.81818182">
            <text:p>2703728.82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90234">
            <text:p>90234</text:p>
          </table:table-cell>
          <table:table-cell table:style-name="ce2" office:value-type="float" office:value="79145">
            <text:p>79145</text:p>
          </table:table-cell>
          <table:table-cell table:style-name="ce2" office:value-type="float" office:value="97465">
            <text:p>97465</text:p>
          </table:table-cell>
          <table:table-cell table:style-name="ce2" office:value-type="float" office:value="126450">
            <text:p>126450</text:p>
          </table:table-cell>
          <table:table-cell table:style-name="ce2" office:value-type="float" office:value="122914">
            <text:p>122914</text:p>
          </table:table-cell>
          <table:table-cell table:style-name="ce2" office:value-type="float" office:value="96848">
            <text:p>96848</text:p>
          </table:table-cell>
          <table:table-cell table:style-name="ce2" office:value-type="float" office:value="150713">
            <text:p>150713</text:p>
          </table:table-cell>
          <table:table-cell table:style-name="ce2" office:value-type="float" office:value="124618">
            <text:p>124618</text:p>
          </table:table-cell>
          <table:table-cell table:style-name="ce2" office:value-type="float" office:value="141501">
            <text:p>141501</text:p>
          </table:table-cell>
          <table:table-cell table:style-name="ce2" office:value-type="float" office:value="125397">
            <text:p>125397</text:p>
          </table:table-cell>
          <table:table-cell table:style-name="ce2" office:value-type="float" office:value="153576">
            <text:p>153576</text:p>
          </table:table-cell>
          <table:table-cell table:style-name="ce5" table:formula="of:=AVERAGE([.B9:.L9])" office:value-type="float" office:value="118987.363636364">
            <text:p>118987.36</text:p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>
            <text:p>1 attaquan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5.477105">
            <text:p>5.477105</text:p>
          </table:table-cell>
          <table:table-cell office:value-type="float" office:value="5.2345">
            <text:p>5.2345</text:p>
          </table:table-cell>
          <table:table-cell office:value-type="float" office:value="5.386914">
            <text:p>5.386914</text:p>
          </table:table-cell>
          <table:table-cell office:value-type="float" office:value="5.166726">
            <text:p>5.166726</text:p>
          </table:table-cell>
          <table:table-cell office:value-type="float" office:value="5.357789">
            <text:p>5.357789</text:p>
          </table:table-cell>
          <table:table-cell office:value-type="float" office:value="5.335335">
            <text:p>5.335335</text:p>
          </table:table-cell>
          <table:table-cell office:value-type="float" office:value="5.169799">
            <text:p>5.169799</text:p>
          </table:table-cell>
          <table:table-cell office:value-type="float" office:value="5.360468">
            <text:p>5.360468</text:p>
          </table:table-cell>
          <table:table-cell office:value-type="float" office:value="5.221441">
            <text:p>5.221441</text:p>
          </table:table-cell>
          <table:table-cell office:value-type="float" office:value="5.125416">
            <text:p>5.125416</text:p>
          </table:table-cell>
          <table:table-cell office:value-type="float" office:value="5.09882">
            <text:p>5.09882</text:p>
          </table:table-cell>
          <table:table-cell table:style-name="ce4" table:formula="of:=AVERAGE([.B12:.L12])" office:value-type="float" office:value="5.26675572727273">
            <text:p>5.27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4176349">
            <text:p>14176349</text:p>
          </table:table-cell>
          <table:table-cell office:value-type="float" office:value="12703033">
            <text:p>12703033</text:p>
          </table:table-cell>
          <table:table-cell office:value-type="float" office:value="14519580">
            <text:p>14519580</text:p>
          </table:table-cell>
          <table:table-cell office:value-type="float" office:value="13735050">
            <text:p>13735050</text:p>
          </table:table-cell>
          <table:table-cell office:value-type="float" office:value="16066620">
            <text:p>16066620</text:p>
          </table:table-cell>
          <table:table-cell office:value-type="float" office:value="12989145">
            <text:p>12989145</text:p>
          </table:table-cell>
          <table:table-cell office:value-type="float" office:value="15230513">
            <text:p>15230513</text:p>
          </table:table-cell>
          <table:table-cell office:value-type="float" office:value="15082070">
            <text:p>15082070</text:p>
          </table:table-cell>
          <table:table-cell office:value-type="float" office:value="11585004">
            <text:p>11585004</text:p>
          </table:table-cell>
          <table:table-cell office:value-type="float" office:value="16134360">
            <text:p>16134360</text:p>
          </table:table-cell>
          <table:table-cell office:value-type="float" office:value="13462323">
            <text:p>13462323</text:p>
          </table:table-cell>
          <table:table-cell table:style-name="ce4" table:formula="of:=AVERAGE([.B13:.L13])" office:value-type="float" office:value="14153095.1818182">
            <text:p>14153095.18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2428694">
            <text:p>2428694</text:p>
          </table:table-cell>
          <table:table-cell office:value-type="float" office:value="1752088">
            <text:p>1752088</text:p>
          </table:table-cell>
          <table:table-cell office:value-type="float" office:value="1720842">
            <text:p>1720842</text:p>
          </table:table-cell>
          <table:table-cell office:value-type="float" office:value="1563216">
            <text:p>1563216</text:p>
          </table:table-cell>
          <table:table-cell office:value-type="float" office:value="1719240">
            <text:p>1719240</text:p>
          </table:table-cell>
          <table:table-cell office:value-type="float" office:value="1334695">
            <text:p>1334695</text:p>
          </table:table-cell>
          <table:table-cell office:value-type="float" office:value="1560812">
            <text:p>1560812</text:p>
          </table:table-cell>
          <table:table-cell office:value-type="float" office:value="2260892">
            <text:p>2260892</text:p>
          </table:table-cell>
          <table:table-cell office:value-type="float" office:value="1196987">
            <text:p>1196987</text:p>
          </table:table-cell>
          <table:table-cell office:value-type="float" office:value="2217110">
            <text:p>2217110</text:p>
          </table:table-cell>
          <table:table-cell office:value-type="float" office:value="1597117">
            <text:p>1597117</text:p>
          </table:table-cell>
          <table:table-cell table:style-name="ce4" table:formula="of:=AVERAGE([.B14:.L14])" office:value-type="float" office:value="1759244.81818182">
            <text:p>1759244.82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13];[.B14])" office:value-type="float" office:value="16605043">
            <text:p>16605043</text:p>
          </table:table-cell>
          <table:table-cell table:style-name="ce2" table:formula="of:=SUM([.C14];[.C13])" office:value-type="float" office:value="14455121">
            <text:p>14455121</text:p>
          </table:table-cell>
          <table:table-cell table:style-name="ce2" table:formula="of:=SUM([.D14];[.D13])" office:value-type="float" office:value="16240422">
            <text:p>16240422</text:p>
          </table:table-cell>
          <table:table-cell table:style-name="ce2" table:formula="of:=SUM([.E14];[.E13])" office:value-type="float" office:value="15298266">
            <text:p>15298266</text:p>
          </table:table-cell>
          <table:table-cell table:style-name="ce2" table:formula="of:=SUM([.F14];[.F13])" office:value-type="float" office:value="17785860">
            <text:p>17785860</text:p>
          </table:table-cell>
          <table:table-cell table:style-name="ce2" table:formula="of:=SUM([.G14];[.G13])" office:value-type="float" office:value="14323840">
            <text:p>14323840</text:p>
          </table:table-cell>
          <table:table-cell table:style-name="ce2" table:formula="of:=SUM([.H14];[.H13])" office:value-type="float" office:value="16791325">
            <text:p>16791325</text:p>
          </table:table-cell>
          <table:table-cell table:style-name="ce2" table:formula="of:=SUM([.I14];[.I13])" office:value-type="float" office:value="17342962">
            <text:p>17342962</text:p>
          </table:table-cell>
          <table:table-cell table:style-name="ce2" table:formula="of:=SUM([.J14];[.J13])" office:value-type="float" office:value="12781991">
            <text:p>12781991</text:p>
          </table:table-cell>
          <table:table-cell table:style-name="ce2" table:formula="of:=SUM([.K14];[.K13])" office:value-type="float" office:value="18351470">
            <text:p>18351470</text:p>
          </table:table-cell>
          <table:table-cell table:style-name="ce2" table:formula="of:=SUM([.L14];[.L13])" office:value-type="float" office:value="15059440">
            <text:p>15059440</text:p>
          </table:table-cell>
          <table:table-cell table:style-name="ce5" table:formula="of:=AVERAGE([.B15:.L15])" office:value-type="float" office:value="15912340">
            <text:p>1591234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554242">
            <text:p>554242</text:p>
          </table:table-cell>
          <table:table-cell office:value-type="float" office:value="696174">
            <text:p>696174</text:p>
          </table:table-cell>
          <table:table-cell office:value-type="float" office:value="626304">
            <text:p>626304</text:p>
          </table:table-cell>
          <table:table-cell office:value-type="float" office:value="403033">
            <text:p>403033</text:p>
          </table:table-cell>
          <table:table-cell office:value-type="float" office:value="467702">
            <text:p>467702</text:p>
          </table:table-cell>
          <table:table-cell office:value-type="float" office:value="622351">
            <text:p>622351</text:p>
          </table:table-cell>
          <table:table-cell office:value-type="float" office:value="350864">
            <text:p>350864</text:p>
          </table:table-cell>
          <table:table-cell office:value-type="float" office:value="588433">
            <text:p>588433</text:p>
          </table:table-cell>
          <table:table-cell office:value-type="float" office:value="423416">
            <text:p>423416</text:p>
          </table:table-cell>
          <table:table-cell office:value-type="float" office:value="435657">
            <text:p>435657</text:p>
          </table:table-cell>
          <table:table-cell office:value-type="float" office:value="576478">
            <text:p>576478</text:p>
          </table:table-cell>
          <table:table-cell table:style-name="ce4" table:formula="of:=AVERAGE([.B16:.L16])" office:value-type="float" office:value="522241.272727273">
            <text:p>522241.27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580525">
            <text:p>580525</text:p>
          </table:table-cell>
          <table:table-cell office:value-type="float" office:value="649550">
            <text:p>649550</text:p>
          </table:table-cell>
          <table:table-cell office:value-type="float" office:value="546001">
            <text:p>546001</text:p>
          </table:table-cell>
          <table:table-cell office:value-type="float" office:value="481203">
            <text:p>481203</text:p>
          </table:table-cell>
          <table:table-cell office:value-type="float" office:value="657086">
            <text:p>657086</text:p>
          </table:table-cell>
          <table:table-cell office:value-type="float" office:value="566684">
            <text:p>566684</text:p>
          </table:table-cell>
          <table:table-cell office:value-type="float" office:value="476432">
            <text:p>476432</text:p>
          </table:table-cell>
          <table:table-cell office:value-type="float" office:value="648647">
            <text:p>648647</text:p>
          </table:table-cell>
          <table:table-cell office:value-type="float" office:value="528030">
            <text:p>528030</text:p>
          </table:table-cell>
          <table:table-cell office:value-type="float" office:value="559886">
            <text:p>559886</text:p>
          </table:table-cell>
          <table:table-cell office:value-type="float" office:value="571467">
            <text:p>571467</text:p>
          </table:table-cell>
          <table:table-cell table:style-name="ce4" table:formula="of:=AVERAGE([.B17:.L17])" office:value-type="float" office:value="569591.909090909">
            <text:p>569591.91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17];[.B16])" office:value-type="float" office:value="1134767">
            <text:p>1134767</text:p>
          </table:table-cell>
          <table:table-cell table:style-name="ce2" table:formula="of:=SUM([.C17];[.C16])" office:value-type="float" office:value="1345724">
            <text:p>1345724</text:p>
          </table:table-cell>
          <table:table-cell table:style-name="ce2" table:formula="of:=SUM([.D17];[.D16])" office:value-type="float" office:value="1172305">
            <text:p>1172305</text:p>
          </table:table-cell>
          <table:table-cell table:style-name="ce2" table:formula="of:=SUM([.E17];[.E16])" office:value-type="float" office:value="884236">
            <text:p>884236</text:p>
          </table:table-cell>
          <table:table-cell table:style-name="ce2" table:formula="of:=SUM([.F17];[.F16])" office:value-type="float" office:value="1124788">
            <text:p>1124788</text:p>
          </table:table-cell>
          <table:table-cell table:style-name="ce2" table:formula="of:=SUM([.G17];[.G16])" office:value-type="float" office:value="1189035">
            <text:p>1189035</text:p>
          </table:table-cell>
          <table:table-cell table:style-name="ce2" table:formula="of:=SUM([.H17];[.H16])" office:value-type="float" office:value="827296">
            <text:p>827296</text:p>
          </table:table-cell>
          <table:table-cell table:style-name="ce2" table:formula="of:=SUM([.I17];[.I16])" office:value-type="float" office:value="1237080">
            <text:p>1237080</text:p>
          </table:table-cell>
          <table:table-cell table:style-name="ce2" table:formula="of:=SUM([.J17];[.J16])" office:value-type="float" office:value="951446">
            <text:p>951446</text:p>
          </table:table-cell>
          <table:table-cell table:style-name="ce2" table:formula="of:=SUM([.K17];[.K16])" office:value-type="float" office:value="995543">
            <text:p>995543</text:p>
          </table:table-cell>
          <table:table-cell table:style-name="ce2" table:formula="of:=SUM([.L17];[.L16])" office:value-type="float" office:value="1147945">
            <text:p>1147945</text:p>
          </table:table-cell>
          <table:table-cell table:style-name="ce5" table:formula="of:=AVERAGE([.B18:.L18])" office:value-type="float" office:value="1091833.18181818">
            <text:p>1091833.18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88637">
            <text:p>88637</text:p>
          </table:table-cell>
          <table:table-cell table:style-name="ce2" office:value-type="float" office:value="102743">
            <text:p>102743</text:p>
          </table:table-cell>
          <table:table-cell table:style-name="ce2" office:value-type="float" office:value="108487">
            <text:p>108487</text:p>
          </table:table-cell>
          <table:table-cell table:style-name="ce2" office:value-type="float" office:value="87764">
            <text:p>87764</text:p>
          </table:table-cell>
          <table:table-cell table:style-name="ce2" office:value-type="float" office:value="94468">
            <text:p>94468</text:p>
          </table:table-cell>
          <table:table-cell table:style-name="ce2" office:value-type="float" office:value="89779">
            <text:p>89779</text:p>
          </table:table-cell>
          <table:table-cell table:style-name="ce2" office:value-type="float" office:value="79903">
            <text:p>79903</text:p>
          </table:table-cell>
          <table:table-cell table:style-name="ce2" office:value-type="float" office:value="74679">
            <text:p>74679</text:p>
          </table:table-cell>
          <table:table-cell table:style-name="ce2" office:value-type="float" office:value="85555">
            <text:p>85555</text:p>
          </table:table-cell>
          <table:table-cell table:style-name="ce2" office:value-type="float" office:value="74426">
            <text:p>74426</text:p>
          </table:table-cell>
          <table:table-cell table:style-name="ce2" office:value-type="float" office:value="99783">
            <text:p>99783</text:p>
          </table:table-cell>
          <table:table-cell table:style-name="ce5" table:formula="of:=AVERAGE([.B19:.L19])" office:value-type="float" office:value="89656.7272727273">
            <text:p>89656.73</text:p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>
            <text:p>2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7.420942">
            <text:p>7.420942</text:p>
          </table:table-cell>
          <table:table-cell office:value-type="float" office:value="7.60942">
            <text:p>7.60942</text:p>
          </table:table-cell>
          <table:table-cell office:value-type="float" office:value="7.986748">
            <text:p>7.986748</text:p>
          </table:table-cell>
          <table:table-cell office:value-type="float" office:value="7.461791">
            <text:p>7.461791</text:p>
          </table:table-cell>
          <table:table-cell office:value-type="float" office:value="7.426832">
            <text:p>7.426832</text:p>
          </table:table-cell>
          <table:table-cell office:value-type="float" office:value="7.4901">
            <text:p>7.4901</text:p>
          </table:table-cell>
          <table:table-cell office:value-type="float" office:value="7.56039">
            <text:p>7.56039</text:p>
          </table:table-cell>
          <table:table-cell office:value-type="float" office:value="7.564503">
            <text:p>7.564503</text:p>
          </table:table-cell>
          <table:table-cell office:value-type="float" office:value="8.006399">
            <text:p>8.006399</text:p>
          </table:table-cell>
          <table:table-cell office:value-type="float" office:value="7.825339">
            <text:p>7.825339</text:p>
          </table:table-cell>
          <table:table-cell office:value-type="float" office:value="7.44994">
            <text:p>7.44994</text:p>
          </table:table-cell>
          <table:table-cell table:style-name="ce4" table:formula="of:=AVERAGE([.B22:.L22])" office:value-type="float" office:value="7.61840036363636">
            <text:p>7.62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6298888">
            <text:p>16298888</text:p>
          </table:table-cell>
          <table:table-cell office:value-type="float" office:value="19105981">
            <text:p>19105981</text:p>
          </table:table-cell>
          <table:table-cell office:value-type="float" office:value="16340377">
            <text:p>16340377</text:p>
          </table:table-cell>
          <table:table-cell office:value-type="float" office:value="17364027">
            <text:p>17364027</text:p>
          </table:table-cell>
          <table:table-cell office:value-type="float" office:value="20317393">
            <text:p>20317393</text:p>
          </table:table-cell>
          <table:table-cell office:value-type="float" office:value="18395475">
            <text:p>18395475</text:p>
          </table:table-cell>
          <table:table-cell office:value-type="float" office:value="17364944">
            <text:p>17364944</text:p>
          </table:table-cell>
          <table:table-cell office:value-type="float" office:value="18215635">
            <text:p>18215635</text:p>
          </table:table-cell>
          <table:table-cell office:value-type="float" office:value="19805658">
            <text:p>19805658</text:p>
          </table:table-cell>
          <table:table-cell office:value-type="float" office:value="19193901">
            <text:p>19193901</text:p>
          </table:table-cell>
          <table:table-cell office:value-type="float" office:value="13873734">
            <text:p>13873734</text:p>
          </table:table-cell>
          <table:table-cell table:style-name="ce4" table:formula="of:=AVERAGE([.B23:.L23])" office:value-type="float" office:value="17843273.9090909">
            <text:p>17843273.91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2124423">
            <text:p>2124423</text:p>
          </table:table-cell>
          <table:table-cell office:value-type="float" office:value="2137234">
            <text:p>2137234</text:p>
          </table:table-cell>
          <table:table-cell office:value-type="float" office:value="1986130">
            <text:p>1986130</text:p>
          </table:table-cell>
          <table:table-cell office:value-type="float" office:value="2704218">
            <text:p>2704218</text:p>
          </table:table-cell>
          <table:table-cell office:value-type="float" office:value="2262501">
            <text:p>2262501</text:p>
          </table:table-cell>
          <table:table-cell office:value-type="float" office:value="2163827">
            <text:p>2163827</text:p>
          </table:table-cell>
          <table:table-cell office:value-type="float" office:value="2152467">
            <text:p>2152467</text:p>
          </table:table-cell>
          <table:table-cell office:value-type="float" office:value="2155848">
            <text:p>2155848</text:p>
          </table:table-cell>
          <table:table-cell office:value-type="float" office:value="2413925">
            <text:p>2413925</text:p>
          </table:table-cell>
          <table:table-cell office:value-type="float" office:value="2658203">
            <text:p>2658203</text:p>
          </table:table-cell>
          <table:table-cell office:value-type="float" office:value="1864550">
            <text:p>1864550</text:p>
          </table:table-cell>
          <table:table-cell table:style-name="ce4" table:formula="of:=AVERAGE([.B24:.L24])" office:value-type="float" office:value="2238484.18181818">
            <text:p>2238484.18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23];[.B24])" office:value-type="float" office:value="18423311">
            <text:p>18423311</text:p>
          </table:table-cell>
          <table:table-cell table:style-name="ce2" table:formula="of:=SUM([.C24];[.C23])" office:value-type="float" office:value="21243215">
            <text:p>21243215</text:p>
          </table:table-cell>
          <table:table-cell table:style-name="ce2" table:formula="of:=SUM([.D24];[.D23])" office:value-type="float" office:value="18326507">
            <text:p>18326507</text:p>
          </table:table-cell>
          <table:table-cell table:style-name="ce2" table:formula="of:=SUM([.E24];[.E23])" office:value-type="float" office:value="20068245">
            <text:p>20068245</text:p>
          </table:table-cell>
          <table:table-cell table:style-name="ce2" table:formula="of:=SUM([.F24];[.F23])" office:value-type="float" office:value="22579894">
            <text:p>22579894</text:p>
          </table:table-cell>
          <table:table-cell table:style-name="ce2" table:formula="of:=SUM([.G24];[.G23])" office:value-type="float" office:value="20559302">
            <text:p>20559302</text:p>
          </table:table-cell>
          <table:table-cell table:style-name="ce2" table:formula="of:=SUM([.H24];[.H23])" office:value-type="float" office:value="19517411">
            <text:p>19517411</text:p>
          </table:table-cell>
          <table:table-cell table:style-name="ce2" table:formula="of:=SUM([.I24];[.I23])" office:value-type="float" office:value="20371483">
            <text:p>20371483</text:p>
          </table:table-cell>
          <table:table-cell table:style-name="ce2" table:formula="of:=SUM([.J24];[.J23])" office:value-type="float" office:value="22219583">
            <text:p>22219583</text:p>
          </table:table-cell>
          <table:table-cell table:style-name="ce2" table:formula="of:=SUM([.K24];[.K23])" office:value-type="float" office:value="21852104">
            <text:p>21852104</text:p>
          </table:table-cell>
          <table:table-cell table:style-name="ce2" table:formula="of:=SUM([.L24];[.L23])" office:value-type="float" office:value="15738284">
            <text:p>15738284</text:p>
          </table:table-cell>
          <table:table-cell table:style-name="ce5" table:formula="of:=AVERAGE([.B25:.L25])" office:value-type="float" office:value="20081758.0909091">
            <text:p>20081758.09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671683">
            <text:p>671683</text:p>
          </table:table-cell>
          <table:table-cell office:value-type="float" office:value="640913">
            <text:p>640913</text:p>
          </table:table-cell>
          <table:table-cell office:value-type="float" office:value="743867">
            <text:p>743867</text:p>
          </table:table-cell>
          <table:table-cell office:value-type="float" office:value="648138">
            <text:p>648138</text:p>
          </table:table-cell>
          <table:table-cell office:value-type="float" office:value="598634">
            <text:p>598634</text:p>
          </table:table-cell>
          <table:table-cell office:value-type="float" office:value="634142">
            <text:p>634142</text:p>
          </table:table-cell>
          <table:table-cell office:value-type="float" office:value="758311">
            <text:p>758311</text:p>
          </table:table-cell>
          <table:table-cell office:value-type="float" office:value="560431">
            <text:p>560431</text:p>
          </table:table-cell>
          <table:table-cell office:value-type="float" office:value="854508">
            <text:p>854508</text:p>
          </table:table-cell>
          <table:table-cell office:value-type="float" office:value="747325">
            <text:p>747325</text:p>
          </table:table-cell>
          <table:table-cell office:value-type="float" office:value="567269">
            <text:p>567269</text:p>
          </table:table-cell>
          <table:table-cell table:style-name="ce4" table:formula="of:=AVERAGE([.B26:.L26])" office:value-type="float" office:value="675020.090909091">
            <text:p>675020.09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620264">
            <text:p>620264</text:p>
          </table:table-cell>
          <table:table-cell office:value-type="float" office:value="658827">
            <text:p>658827</text:p>
          </table:table-cell>
          <table:table-cell office:value-type="float" office:value="690766">
            <text:p>690766</text:p>
          </table:table-cell>
          <table:table-cell office:value-type="float" office:value="634811">
            <text:p>634811</text:p>
          </table:table-cell>
          <table:table-cell office:value-type="float" office:value="642749">
            <text:p>642749</text:p>
          </table:table-cell>
          <table:table-cell office:value-type="float" office:value="700329">
            <text:p>700329</text:p>
          </table:table-cell>
          <table:table-cell office:value-type="float" office:value="685298">
            <text:p>685298</text:p>
          </table:table-cell>
          <table:table-cell office:value-type="float" office:value="596682">
            <text:p>596682</text:p>
          </table:table-cell>
          <table:table-cell office:value-type="float" office:value="689088">
            <text:p>689088</text:p>
          </table:table-cell>
          <table:table-cell office:value-type="float" office:value="670603">
            <text:p>670603</text:p>
          </table:table-cell>
          <table:table-cell office:value-type="float" office:value="666744">
            <text:p>666744</text:p>
          </table:table-cell>
          <table:table-cell table:style-name="ce4" table:formula="of:=AVERAGE([.B27:.L27])" office:value-type="float" office:value="659651">
            <text:p>659651.00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27];[.B26])" office:value-type="float" office:value="1291947">
            <text:p>1291947</text:p>
          </table:table-cell>
          <table:table-cell table:style-name="ce2" table:formula="of:=SUM([.C27];[.C26])" office:value-type="float" office:value="1299740">
            <text:p>1299740</text:p>
          </table:table-cell>
          <table:table-cell table:style-name="ce2" table:formula="of:=SUM([.D27];[.D26])" office:value-type="float" office:value="1434633">
            <text:p>1434633</text:p>
          </table:table-cell>
          <table:table-cell table:style-name="ce2" table:formula="of:=SUM([.E27];[.E26])" office:value-type="float" office:value="1282949">
            <text:p>1282949</text:p>
          </table:table-cell>
          <table:table-cell table:style-name="ce2" table:formula="of:=SUM([.F27];[.F26])" office:value-type="float" office:value="1241383">
            <text:p>1241383</text:p>
          </table:table-cell>
          <table:table-cell table:style-name="ce2" table:formula="of:=SUM([.G27];[.G26])" office:value-type="float" office:value="1334471">
            <text:p>1334471</text:p>
          </table:table-cell>
          <table:table-cell table:style-name="ce2" table:formula="of:=SUM([.H27];[.H26])" office:value-type="float" office:value="1443609">
            <text:p>1443609</text:p>
          </table:table-cell>
          <table:table-cell table:style-name="ce2" table:formula="of:=SUM([.I27];[.I26])" office:value-type="float" office:value="1157113">
            <text:p>1157113</text:p>
          </table:table-cell>
          <table:table-cell table:style-name="ce2" table:formula="of:=SUM([.J27];[.J26])" office:value-type="float" office:value="1543596">
            <text:p>1543596</text:p>
          </table:table-cell>
          <table:table-cell table:style-name="ce2" table:formula="of:=SUM([.K27];[.K26])" office:value-type="float" office:value="1417928">
            <text:p>1417928</text:p>
          </table:table-cell>
          <table:table-cell table:style-name="ce2" table:formula="of:=SUM([.L27];[.L26])" office:value-type="float" office:value="1234013">
            <text:p>1234013</text:p>
          </table:table-cell>
          <table:table-cell table:style-name="ce5" table:formula="of:=AVERAGE([.B28:.L28])" office:value-type="float" office:value="1334671.09090909">
            <text:p>1334671.09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110576">
            <text:p>110576</text:p>
          </table:table-cell>
          <table:table-cell table:style-name="ce2" office:value-type="float" office:value="108963">
            <text:p>108963</text:p>
          </table:table-cell>
          <table:table-cell table:style-name="ce2" office:value-type="float" office:value="121458">
            <text:p>121458</text:p>
          </table:table-cell>
          <table:table-cell table:style-name="ce2" office:value-type="float" office:value="106641">
            <text:p>106641</text:p>
          </table:table-cell>
          <table:table-cell table:style-name="ce2" office:value-type="float" office:value="107183">
            <text:p>107183</text:p>
          </table:table-cell>
          <table:table-cell table:style-name="ce2" office:value-type="float" office:value="107666">
            <text:p>107666</text:p>
          </table:table-cell>
          <table:table-cell table:style-name="ce2" office:value-type="float" office:value="125013">
            <text:p>125013</text:p>
          </table:table-cell>
          <table:table-cell table:style-name="ce2" office:value-type="float" office:value="114431">
            <text:p>114431</text:p>
          </table:table-cell>
          <table:table-cell table:style-name="ce2" office:value-type="float" office:value="117127">
            <text:p>117127</text:p>
          </table:table-cell>
          <table:table-cell table:style-name="ce2" office:value-type="float" office:value="116017">
            <text:p>116017</text:p>
          </table:table-cell>
          <table:table-cell table:style-name="ce2" office:value-type="float" office:value="117518">
            <text:p>117518</text:p>
          </table:table-cell>
          <table:table-cell table:style-name="ce5" table:formula="of:=AVERAGE([.B29:.L29])" office:value-type="float" office:value="113872.090909091">
            <text:p>113872.09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3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12.809202">
            <text:p>12.809202</text:p>
          </table:table-cell>
          <table:table-cell office:value-type="float" office:value="13.366371">
            <text:p>13.366371</text:p>
          </table:table-cell>
          <table:table-cell office:value-type="float" office:value="13.797265">
            <text:p>13.797265</text:p>
          </table:table-cell>
          <table:table-cell office:value-type="float" office:value="11.53219">
            <text:p>11.53219</text:p>
          </table:table-cell>
          <table:table-cell office:value-type="float" office:value="14.936371">
            <text:p>14.936371</text:p>
          </table:table-cell>
          <table:table-cell office:value-type="float" office:value="13.437108">
            <text:p>13.437108</text:p>
          </table:table-cell>
          <table:table-cell office:value-type="float" office:value="11.299901">
            <text:p>11.299901</text:p>
          </table:table-cell>
          <table:table-cell office:value-type="float" office:value="11.630863">
            <text:p>11.630863</text:p>
          </table:table-cell>
          <table:table-cell office:value-type="float" office:value="11.624782">
            <text:p>11.624782</text:p>
          </table:table-cell>
          <table:table-cell office:value-type="float" office:value="11.430777">
            <text:p>11.430777</text:p>
          </table:table-cell>
          <table:table-cell office:value-type="float" office:value="11.500085">
            <text:p>11.500085</text:p>
          </table:table-cell>
          <table:table-cell table:style-name="ce4" table:formula="of:=AVERAGE([.B32:.L32])" office:value-type="float" office:value="12.4877195454545">
            <text:p>12.49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8020590">
            <text:p>18020590</text:p>
          </table:table-cell>
          <table:table-cell office:value-type="float" office:value="18629866">
            <text:p>18629866</text:p>
          </table:table-cell>
          <table:table-cell office:value-type="float" office:value="18354842">
            <text:p>18354842</text:p>
          </table:table-cell>
          <table:table-cell office:value-type="float" office:value="17873159">
            <text:p>17873159</text:p>
          </table:table-cell>
          <table:table-cell office:value-type="float" office:value="18660118">
            <text:p>18660118</text:p>
          </table:table-cell>
          <table:table-cell office:value-type="float" office:value="19992795">
            <text:p>19992795</text:p>
          </table:table-cell>
          <table:table-cell office:value-type="float" office:value="16961176">
            <text:p>16961176</text:p>
          </table:table-cell>
          <table:table-cell office:value-type="float" office:value="19242288">
            <text:p>19242288</text:p>
          </table:table-cell>
          <table:table-cell office:value-type="float" office:value="16216923">
            <text:p>16216923</text:p>
          </table:table-cell>
          <table:table-cell office:value-type="float" office:value="17646132">
            <text:p>17646132</text:p>
          </table:table-cell>
          <table:table-cell office:value-type="float" office:value="19375043">
            <text:p>19375043</text:p>
          </table:table-cell>
          <table:table-cell table:style-name="ce4" table:formula="of:=AVERAGE([.B33:.L33])" office:value-type="float" office:value="18270266.5454545">
            <text:p>18270266.55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3068582">
            <text:p>3068582</text:p>
          </table:table-cell>
          <table:table-cell office:value-type="float" office:value="1811072">
            <text:p>1811072</text:p>
          </table:table-cell>
          <table:table-cell office:value-type="float" office:value="2048177">
            <text:p>2048177</text:p>
          </table:table-cell>
          <table:table-cell office:value-type="float" office:value="2101050">
            <text:p>2101050</text:p>
          </table:table-cell>
          <table:table-cell office:value-type="float" office:value="2183314">
            <text:p>2183314</text:p>
          </table:table-cell>
          <table:table-cell office:value-type="float" office:value="2121980">
            <text:p>2121980</text:p>
          </table:table-cell>
          <table:table-cell office:value-type="float" office:value="1836748">
            <text:p>1836748</text:p>
          </table:table-cell>
          <table:table-cell office:value-type="float" office:value="1960296">
            <text:p>1960296</text:p>
          </table:table-cell>
          <table:table-cell office:value-type="float" office:value="1661635">
            <text:p>1661635</text:p>
          </table:table-cell>
          <table:table-cell office:value-type="float" office:value="1856044">
            <text:p>1856044</text:p>
          </table:table-cell>
          <table:table-cell office:value-type="float" office:value="1697263">
            <text:p>1697263</text:p>
          </table:table-cell>
          <table:table-cell table:style-name="ce4" table:formula="of:=AVERAGE([.B34:.L34])" office:value-type="float" office:value="2031469.18181818">
            <text:p>2031469.18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3];[.B34])" office:value-type="float" office:value="21089172">
            <text:p>21089172</text:p>
          </table:table-cell>
          <table:table-cell table:style-name="ce2" table:formula="of:=SUM([.C34];[.C33])" office:value-type="float" office:value="20440938">
            <text:p>20440938</text:p>
          </table:table-cell>
          <table:table-cell table:style-name="ce2" table:formula="of:=SUM([.D34];[.D33])" office:value-type="float" office:value="20403019">
            <text:p>20403019</text:p>
          </table:table-cell>
          <table:table-cell table:style-name="ce2" table:formula="of:=SUM([.E34];[.E33])" office:value-type="float" office:value="19974209">
            <text:p>19974209</text:p>
          </table:table-cell>
          <table:table-cell table:style-name="ce2" table:formula="of:=SUM([.F34];[.F33])" office:value-type="float" office:value="20843432">
            <text:p>20843432</text:p>
          </table:table-cell>
          <table:table-cell table:style-name="ce2" table:formula="of:=SUM([.G34];[.G33])" office:value-type="float" office:value="22114775">
            <text:p>22114775</text:p>
          </table:table-cell>
          <table:table-cell table:style-name="ce2" table:formula="of:=SUM([.H34];[.H33])" office:value-type="float" office:value="18797924">
            <text:p>18797924</text:p>
          </table:table-cell>
          <table:table-cell table:style-name="ce2" table:formula="of:=SUM([.I34];[.I33])" office:value-type="float" office:value="21202584">
            <text:p>21202584</text:p>
          </table:table-cell>
          <table:table-cell table:style-name="ce2" table:formula="of:=SUM([.J34];[.J33])" office:value-type="float" office:value="17878558">
            <text:p>17878558</text:p>
          </table:table-cell>
          <table:table-cell table:style-name="ce2" table:formula="of:=SUM([.K34];[.K33])" office:value-type="float" office:value="19502176">
            <text:p>19502176</text:p>
          </table:table-cell>
          <table:table-cell table:style-name="ce2" table:formula="of:=SUM([.L34];[.L33])" office:value-type="float" office:value="21072306">
            <text:p>21072306</text:p>
          </table:table-cell>
          <table:table-cell table:style-name="ce5" table:formula="of:=AVERAGE([.B35:.L35])" office:value-type="float" office:value="20301735.7272727">
            <text:p>20301735.73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1118307">
            <text:p>1118307</text:p>
          </table:table-cell>
          <table:table-cell office:value-type="float" office:value="845084">
            <text:p>845084</text:p>
          </table:table-cell>
          <table:table-cell office:value-type="float" office:value="997120">
            <text:p>997120</text:p>
          </table:table-cell>
          <table:table-cell office:value-type="float" office:value="774509">
            <text:p>774509</text:p>
          </table:table-cell>
          <table:table-cell office:value-type="float" office:value="1073575">
            <text:p>1073575</text:p>
          </table:table-cell>
          <table:table-cell office:value-type="float" office:value="882649">
            <text:p>882649</text:p>
          </table:table-cell>
          <table:table-cell office:value-type="float" office:value="655181">
            <text:p>655181</text:p>
          </table:table-cell>
          <table:table-cell office:value-type="float" office:value="778015">
            <text:p>778015</text:p>
          </table:table-cell>
          <table:table-cell office:value-type="float" office:value="668892">
            <text:p>668892</text:p>
          </table:table-cell>
          <table:table-cell office:value-type="float" office:value="608611">
            <text:p>608611</text:p>
          </table:table-cell>
          <table:table-cell office:value-type="float" office:value="789645">
            <text:p>789645</text:p>
          </table:table-cell>
          <table:table-cell table:style-name="ce4" table:formula="of:=AVERAGE([.B36:.L36])" office:value-type="float" office:value="835598.909090909">
            <text:p>835598.91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938946">
            <text:p>938946</text:p>
          </table:table-cell>
          <table:table-cell office:value-type="float" office:value="749178">
            <text:p>749178</text:p>
          </table:table-cell>
          <table:table-cell office:value-type="float" office:value="760778">
            <text:p>760778</text:p>
          </table:table-cell>
          <table:table-cell office:value-type="float" office:value="752747">
            <text:p>752747</text:p>
          </table:table-cell>
          <table:table-cell office:value-type="float" office:value="883165">
            <text:p>883165</text:p>
          </table:table-cell>
          <table:table-cell office:value-type="float" office:value="779280">
            <text:p>779280</text:p>
          </table:table-cell>
          <table:table-cell office:value-type="float" office:value="681323">
            <text:p>681323</text:p>
          </table:table-cell>
          <table:table-cell office:value-type="float" office:value="764163">
            <text:p>764163</text:p>
          </table:table-cell>
          <table:table-cell office:value-type="float" office:value="700394">
            <text:p>700394</text:p>
          </table:table-cell>
          <table:table-cell office:value-type="float" office:value="695740">
            <text:p>695740</text:p>
          </table:table-cell>
          <table:table-cell office:value-type="float" office:value="762934">
            <text:p>762934</text:p>
          </table:table-cell>
          <table:table-cell table:style-name="ce4" table:formula="of:=AVERAGE([.B37:.L37])" office:value-type="float" office:value="769877.090909091">
            <text:p>769877.09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37];[.B36])" office:value-type="float" office:value="2057253">
            <text:p>2057253</text:p>
          </table:table-cell>
          <table:table-cell table:style-name="ce2" table:formula="of:=SUM([.C37];[.C36])" office:value-type="float" office:value="1594262">
            <text:p>1594262</text:p>
          </table:table-cell>
          <table:table-cell table:style-name="ce2" table:formula="of:=SUM([.D37];[.D36])" office:value-type="float" office:value="1757898">
            <text:p>1757898</text:p>
          </table:table-cell>
          <table:table-cell table:style-name="ce2" table:formula="of:=SUM([.E37];[.E36])" office:value-type="float" office:value="1527256">
            <text:p>1527256</text:p>
          </table:table-cell>
          <table:table-cell table:style-name="ce2" table:formula="of:=SUM([.F37];[.F36])" office:value-type="float" office:value="1956740">
            <text:p>1956740</text:p>
          </table:table-cell>
          <table:table-cell table:style-name="ce2" table:formula="of:=SUM([.G37];[.G36])" office:value-type="float" office:value="1661929">
            <text:p>1661929</text:p>
          </table:table-cell>
          <table:table-cell table:style-name="ce2" table:formula="of:=SUM([.H37];[.H36])" office:value-type="float" office:value="1336504">
            <text:p>1336504</text:p>
          </table:table-cell>
          <table:table-cell table:style-name="ce2" table:formula="of:=SUM([.I37];[.I36])" office:value-type="float" office:value="1542178">
            <text:p>1542178</text:p>
          </table:table-cell>
          <table:table-cell table:style-name="ce2" table:formula="of:=SUM([.J37];[.J36])" office:value-type="float" office:value="1369286">
            <text:p>1369286</text:p>
          </table:table-cell>
          <table:table-cell table:style-name="ce2" table:formula="of:=SUM([.K37];[.K36])" office:value-type="float" office:value="1304351">
            <text:p>1304351</text:p>
          </table:table-cell>
          <table:table-cell table:style-name="ce2" table:formula="of:=SUM([.L37];[.L36])" office:value-type="float" office:value="1552579">
            <text:p>1552579</text:p>
          </table:table-cell>
          <table:table-cell table:style-name="ce5" table:formula="of:=AVERAGE([.B38:.L38])" office:value-type="float" office:value="1605476">
            <text:p>1605476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213103">
            <text:p>213103</text:p>
          </table:table-cell>
          <table:table-cell table:style-name="ce2" office:value-type="float" office:value="170255">
            <text:p>170255</text:p>
          </table:table-cell>
          <table:table-cell table:style-name="ce2" office:value-type="float" office:value="184839">
            <text:p>184839</text:p>
          </table:table-cell>
          <table:table-cell table:style-name="ce2" office:value-type="float" office:value="171216">
            <text:p>171216</text:p>
          </table:table-cell>
          <table:table-cell table:style-name="ce2" office:value-type="float" office:value="200099">
            <text:p>200099</text:p>
          </table:table-cell>
          <table:table-cell table:style-name="ce2" office:value-type="float" office:value="176703">
            <text:p>176703</text:p>
          </table:table-cell>
          <table:table-cell table:style-name="ce2" office:value-type="float" office:value="156880">
            <text:p>156880</text:p>
          </table:table-cell>
          <table:table-cell table:style-name="ce2" office:value-type="float" office:value="155830">
            <text:p>155830</text:p>
          </table:table-cell>
          <table:table-cell table:style-name="ce2" office:value-type="float" office:value="161020">
            <text:p>161020</text:p>
          </table:table-cell>
          <table:table-cell table:style-name="ce2" office:value-type="float" office:value="156677">
            <text:p>156677</text:p>
          </table:table-cell>
          <table:table-cell table:style-name="ce2" office:value-type="float" office:value="188130">
            <text:p>188130</text:p>
          </table:table-cell>
          <table:table-cell table:style-name="ce5" table:formula="of:=AVERAGE([.B39:.L39])" office:value-type="float" office:value="175886.545454545">
            <text:p>175886.55</text:p>
          </table:table-cell>
        </table:table-row>
        <table:table-row table:style-name="ro2" table:number-rows-repeated="5">
          <table:table-cell table:number-columns-repeated="13"/>
        </table:table-row>
        <table:table-row table:style-name="ro3" table:number-rows-repeated="11">
          <table:table-cell table:number-columns-repeated="13"/>
        </table:table-row>
        <table:table-row table:style-name="ro1">
          <table:table-cell office:value-type="string">
            <text:p>CPU</text:p>
          </table:table-cell>
          <table:table-cell office:value-type="string">
            <text:p>Intel Core i3 M 330 @2.13GHz x 4</text:p>
          </table:table-cell>
          <table:table-cell table:number-columns-repeated="2"/>
          <table:table-cell office:value-type="string">
            <text:p>CPU governor = powersave</text:p>
          </table:table-cell>
          <table:table-cell/>
          <table:table-cell office:value-type="string">
            <text:p>Elements attack = 40000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1 data 32ko</text:p>
          </table:table-cell>
          <table:table-cell office:value-type="string">
            <text:p>L1 inst 32ko</text:p>
          </table:table-cell>
          <table:table-cell/>
          <table:table-cell office:value-type="string">
            <text:p>Isolcpu = 1</text:p>
          </table:table-cell>
          <table:table-cell/>
          <table:table-cell office:value-type="string">
            <text:p>Parcour aléatoir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2 mixed 256ko</text:p>
          </table:table-cell>
          <table:table-cell table:number-columns-repeated="4"/>
          <table:table-cell office:value-type="string">
            <text:p>Iterations RT = 5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3 mixed 3Mo</text:p>
          </table:table-cell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number-columns-repeated="12" table:default-cell-style-name="Default"/>
        <table:table-column table:style-name="co2" table:default-cell-style-name="ce4"/>
        <table:table-row table:style-name="ro1">
          <table:table-cell table:style-name="ce1" office:value-type="string">
            <text:p>0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:.L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8"/>
          <table:table-cell/>
          <table:table-cell table:number-columns-repeated="2"/>
          <table:table-cell table:formula="of:=AVERAGE([.B3:.L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4:.L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];[.B4])" office:value-type="float" office:value="0">
            <text:p>0</text:p>
          </table:table-cell>
          <table:table-cell table:style-name="ce2" table:formula="of:=SUM([.C4];[.C3])" office:value-type="float" office:value="0">
            <text:p>0</text:p>
          </table:table-cell>
          <table:table-cell table:style-name="ce2" table:formula="of:=SUM([.D3];[.D4])" office:value-type="float" office:value="0">
            <text:p>0</text:p>
          </table:table-cell>
          <table:table-cell table:style-name="ce2" table:formula="of:=SUM([.E3];[.E4])" office:value-type="float" office:value="0">
            <text:p>0</text:p>
          </table:table-cell>
          <table:table-cell table:style-name="ce2" table:formula="of:=SUM([.F4];[.F3])" office:value-type="float" office:value="0">
            <text:p>0</text:p>
          </table:table-cell>
          <table:table-cell table:style-name="ce2" table:formula="of:=SUM([.G4];[.G3])" office:value-type="float" office:value="0">
            <text:p>0</text:p>
          </table:table-cell>
          <table:table-cell table:style-name="ce2" table:formula="of:=SUM([.H4];[.H3])" office:value-type="float" office:value="0">
            <text:p>0</text:p>
          </table:table-cell>
          <table:table-cell table:style-name="ce2" table:formula="of:=SUM([.I4];[.I3])" office:value-type="float" office:value="0">
            <text:p>0</text:p>
          </table:table-cell>
          <table:table-cell table:style-name="ce2" table:formula="of:=SUM([.J4];[.J4])" office:value-type="float" office:value="0">
            <text:p>0</text:p>
          </table:table-cell>
          <table:table-cell table:style-name="ce2" table:formula="of:=SUM([.K4];[.K3])" office:value-type="float" office:value="0">
            <text:p>0</text:p>
          </table:table-cell>
          <table:table-cell table:style-name="ce2" table:formula="of:=SUM([.L4];[.L3])" office:value-type="float" office:value="0">
            <text:p>0</text:p>
          </table:table-cell>
          <table:table-cell table:style-name="ce5" table:formula="of:=AVERAGE([.B5:.L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6:.L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7:.L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7];[.B6])" office:value-type="float" office:value="0">
            <text:p>0</text:p>
          </table:table-cell>
          <table:table-cell table:style-name="ce2" table:formula="of:=SUM([.C7];[.C6])" office:value-type="float" office:value="0">
            <text:p>0</text:p>
          </table:table-cell>
          <table:table-cell table:style-name="ce2" table:formula="of:=SUM([.D6];[.D7])" office:value-type="float" office:value="0">
            <text:p>0</text:p>
          </table:table-cell>
          <table:table-cell table:style-name="ce2" table:formula="of:=SUM([.E7];[.E6])" office:value-type="float" office:value="0">
            <text:p>0</text:p>
          </table:table-cell>
          <table:table-cell table:style-name="ce2" table:formula="of:=SUM([.F7];[.F6])" office:value-type="float" office:value="0">
            <text:p>0</text:p>
          </table:table-cell>
          <table:table-cell table:style-name="ce2" table:formula="of:=SUM([.G7];[.G6])" office:value-type="float" office:value="0">
            <text:p>0</text:p>
          </table:table-cell>
          <table:table-cell table:style-name="ce2" table:formula="of:=SUM([.H7];[.H6])" office:value-type="float" office:value="0">
            <text:p>0</text:p>
          </table:table-cell>
          <table:table-cell table:style-name="ce2" table:formula="of:=SUM([.I7];[.I6])" office:value-type="float" office:value="0">
            <text:p>0</text:p>
          </table:table-cell>
          <table:table-cell table:style-name="ce2" table:formula="of:=SUM([.J7];[.J6])" office:value-type="float" office:value="0">
            <text:p>0</text:p>
          </table:table-cell>
          <table:table-cell table:style-name="ce2" table:formula="of:=SUM([.K7];[.K6])" office:value-type="float" office:value="0">
            <text:p>0</text:p>
          </table:table-cell>
          <table:table-cell table:style-name="ce2" table:formula="of:=SUM([.L7];[.L6])" office:value-type="float" office:value="0">
            <text:p>0</text:p>
          </table:table-cell>
          <table:table-cell table:style-name="ce5" table:formula="of:=AVERAGE([.B8:.L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9:.L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1 attaquan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12:.L1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13:.L1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14:.L1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13];[.B14])" office:value-type="float" office:value="0">
            <text:p>0</text:p>
          </table:table-cell>
          <table:table-cell table:style-name="ce2" table:formula="of:=SUM([.C14];[.C13])" office:value-type="float" office:value="0">
            <text:p>0</text:p>
          </table:table-cell>
          <table:table-cell table:style-name="ce2" table:formula="of:=SUM([.D14];[.D13])" office:value-type="float" office:value="0">
            <text:p>0</text:p>
          </table:table-cell>
          <table:table-cell table:style-name="ce2" table:formula="of:=SUM([.E14];[.E13])" office:value-type="float" office:value="0">
            <text:p>0</text:p>
          </table:table-cell>
          <table:table-cell table:style-name="ce2" table:formula="of:=SUM([.F14];[.F13])" office:value-type="float" office:value="0">
            <text:p>0</text:p>
          </table:table-cell>
          <table:table-cell table:style-name="ce2" table:formula="of:=SUM([.G14];[.G13])" office:value-type="float" office:value="0">
            <text:p>0</text:p>
          </table:table-cell>
          <table:table-cell table:style-name="ce2" table:formula="of:=SUM([.H14];[.H13])" office:value-type="float" office:value="0">
            <text:p>0</text:p>
          </table:table-cell>
          <table:table-cell table:style-name="ce2" table:formula="of:=SUM([.I14];[.I13])" office:value-type="float" office:value="0">
            <text:p>0</text:p>
          </table:table-cell>
          <table:table-cell table:style-name="ce2" table:formula="of:=SUM([.J14];[.J13])" office:value-type="float" office:value="0">
            <text:p>0</text:p>
          </table:table-cell>
          <table:table-cell table:style-name="ce2" table:formula="of:=SUM([.K14];[.K13])" office:value-type="float" office:value="0">
            <text:p>0</text:p>
          </table:table-cell>
          <table:table-cell table:style-name="ce2" table:formula="of:=SUM([.L14];[.L13])" office:value-type="float" office:value="0">
            <text:p>0</text:p>
          </table:table-cell>
          <table:table-cell table:style-name="ce5" table:formula="of:=AVERAGE([.B15:.L1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16:.L1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17:.L1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17];[.B16])" office:value-type="float" office:value="0">
            <text:p>0</text:p>
          </table:table-cell>
          <table:table-cell table:style-name="ce2" table:formula="of:=SUM([.C17];[.C16])" office:value-type="float" office:value="0">
            <text:p>0</text:p>
          </table:table-cell>
          <table:table-cell table:style-name="ce2" table:formula="of:=SUM([.D17];[.D16])" office:value-type="float" office:value="0">
            <text:p>0</text:p>
          </table:table-cell>
          <table:table-cell table:style-name="ce2" table:formula="of:=SUM([.E17];[.E16])" office:value-type="float" office:value="0">
            <text:p>0</text:p>
          </table:table-cell>
          <table:table-cell table:style-name="ce2" table:formula="of:=SUM([.F17];[.F16])" office:value-type="float" office:value="0">
            <text:p>0</text:p>
          </table:table-cell>
          <table:table-cell table:style-name="ce2" table:formula="of:=SUM([.G17];[.G16])" office:value-type="float" office:value="0">
            <text:p>0</text:p>
          </table:table-cell>
          <table:table-cell table:style-name="ce2" table:formula="of:=SUM([.H17];[.H16])" office:value-type="float" office:value="0">
            <text:p>0</text:p>
          </table:table-cell>
          <table:table-cell table:style-name="ce2" table:formula="of:=SUM([.I17];[.I16])" office:value-type="float" office:value="0">
            <text:p>0</text:p>
          </table:table-cell>
          <table:table-cell table:style-name="ce2" table:formula="of:=SUM([.J17];[.J16])" office:value-type="float" office:value="0">
            <text:p>0</text:p>
          </table:table-cell>
          <table:table-cell table:style-name="ce2" table:formula="of:=SUM([.K17];[.K16])" office:value-type="float" office:value="0">
            <text:p>0</text:p>
          </table:table-cell>
          <table:table-cell table:style-name="ce2" table:formula="of:=SUM([.L17];[.L16])" office:value-type="float" office:value="0">
            <text:p>0</text:p>
          </table:table-cell>
          <table:table-cell table:style-name="ce5" table:formula="of:=AVERAGE([.B18:.L1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19:.L1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2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2:.L2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23:.L2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24:.L2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23];[.B24])" office:value-type="float" office:value="0">
            <text:p>0</text:p>
          </table:table-cell>
          <table:table-cell table:style-name="ce2" table:formula="of:=SUM([.C24];[.C23])" office:value-type="float" office:value="0">
            <text:p>0</text:p>
          </table:table-cell>
          <table:table-cell table:style-name="ce2" table:formula="of:=SUM([.D24];[.D23])" office:value-type="float" office:value="0">
            <text:p>0</text:p>
          </table:table-cell>
          <table:table-cell table:style-name="ce2" table:formula="of:=SUM([.E24];[.E23])" office:value-type="float" office:value="0">
            <text:p>0</text:p>
          </table:table-cell>
          <table:table-cell table:style-name="ce2" table:formula="of:=SUM([.F24];[.F23])" office:value-type="float" office:value="0">
            <text:p>0</text:p>
          </table:table-cell>
          <table:table-cell table:style-name="ce2" table:formula="of:=SUM([.G24];[.G23])" office:value-type="float" office:value="0">
            <text:p>0</text:p>
          </table:table-cell>
          <table:table-cell table:style-name="ce2" table:formula="of:=SUM([.H24];[.H23])" office:value-type="float" office:value="0">
            <text:p>0</text:p>
          </table:table-cell>
          <table:table-cell table:style-name="ce2" table:formula="of:=SUM([.I24];[.I23])" office:value-type="float" office:value="0">
            <text:p>0</text:p>
          </table:table-cell>
          <table:table-cell table:style-name="ce2" table:formula="of:=SUM([.J24];[.J23])" office:value-type="float" office:value="0">
            <text:p>0</text:p>
          </table:table-cell>
          <table:table-cell table:style-name="ce2" table:formula="of:=SUM([.K24];[.K23])" office:value-type="float" office:value="0">
            <text:p>0</text:p>
          </table:table-cell>
          <table:table-cell table:style-name="ce2" table:formula="of:=SUM([.L24];[.L23])" office:value-type="float" office:value="0">
            <text:p>0</text:p>
          </table:table-cell>
          <table:table-cell table:style-name="ce5" table:formula="of:=AVERAGE([.B25:.L2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26:.L2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27:.L2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27];[.B26])" office:value-type="float" office:value="0">
            <text:p>0</text:p>
          </table:table-cell>
          <table:table-cell table:style-name="ce2" table:formula="of:=SUM([.C27];[.C26])" office:value-type="float" office:value="0">
            <text:p>0</text:p>
          </table:table-cell>
          <table:table-cell table:style-name="ce2" table:formula="of:=SUM([.D27];[.D26])" office:value-type="float" office:value="0">
            <text:p>0</text:p>
          </table:table-cell>
          <table:table-cell table:style-name="ce2" table:formula="of:=SUM([.E27];[.E26])" office:value-type="float" office:value="0">
            <text:p>0</text:p>
          </table:table-cell>
          <table:table-cell table:style-name="ce2" table:formula="of:=SUM([.F27];[.F26])" office:value-type="float" office:value="0">
            <text:p>0</text:p>
          </table:table-cell>
          <table:table-cell table:style-name="ce2" table:formula="of:=SUM([.G27];[.G26])" office:value-type="float" office:value="0">
            <text:p>0</text:p>
          </table:table-cell>
          <table:table-cell table:style-name="ce2" table:formula="of:=SUM([.H27];[.H26])" office:value-type="float" office:value="0">
            <text:p>0</text:p>
          </table:table-cell>
          <table:table-cell table:style-name="ce2" table:formula="of:=SUM([.I27];[.I26])" office:value-type="float" office:value="0">
            <text:p>0</text:p>
          </table:table-cell>
          <table:table-cell table:style-name="ce2" table:formula="of:=SUM([.J27];[.J26])" office:value-type="float" office:value="0">
            <text:p>0</text:p>
          </table:table-cell>
          <table:table-cell table:style-name="ce2" table:formula="of:=SUM([.K27];[.K26])" office:value-type="float" office:value="0">
            <text:p>0</text:p>
          </table:table-cell>
          <table:table-cell table:style-name="ce2" table:formula="of:=SUM([.L27];[.L26])" office:value-type="float" office:value="0">
            <text:p>0</text:p>
          </table:table-cell>
          <table:table-cell table:style-name="ce5" table:formula="of:=AVERAGE([.B28:.L2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29:.L29])" office:value-type="float" office:value="0">
            <text:p>#DIV/0!</text:p>
          </table:table-cell>
        </table:table-row>
        <table:table-row table:style-name="ro2">
          <table:table-cell table:number-columns-repeated="12"/>
          <table:table-cell table:style-name="Default"/>
        </table:table-row>
        <table:table-row table:style-name="ro1">
          <table:table-cell table:style-name="ce1" office:value-type="string">
            <text:p>3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32:.L3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33:.L3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34:.L3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3];[.B34])" office:value-type="float" office:value="0">
            <text:p>0</text:p>
          </table:table-cell>
          <table:table-cell table:style-name="ce2" table:formula="of:=SUM([.C34];[.C33])" office:value-type="float" office:value="0">
            <text:p>0</text:p>
          </table:table-cell>
          <table:table-cell table:style-name="ce2" table:formula="of:=SUM([.D34];[.D33])" office:value-type="float" office:value="0">
            <text:p>0</text:p>
          </table:table-cell>
          <table:table-cell table:style-name="ce2" table:formula="of:=SUM([.E34];[.E33])" office:value-type="float" office:value="0">
            <text:p>0</text:p>
          </table:table-cell>
          <table:table-cell table:style-name="ce2" table:formula="of:=SUM([.F34];[.F33])" office:value-type="float" office:value="0">
            <text:p>0</text:p>
          </table:table-cell>
          <table:table-cell table:style-name="ce2" table:formula="of:=SUM([.G34];[.G33])" office:value-type="float" office:value="0">
            <text:p>0</text:p>
          </table:table-cell>
          <table:table-cell table:style-name="ce2" table:formula="of:=SUM([.H34];[.H33])" office:value-type="float" office:value="0">
            <text:p>0</text:p>
          </table:table-cell>
          <table:table-cell table:style-name="ce2" table:formula="of:=SUM([.I34];[.I33])" office:value-type="float" office:value="0">
            <text:p>0</text:p>
          </table:table-cell>
          <table:table-cell table:style-name="ce2" table:formula="of:=SUM([.J34];[.J33])" office:value-type="float" office:value="0">
            <text:p>0</text:p>
          </table:table-cell>
          <table:table-cell table:style-name="ce2" table:formula="of:=SUM([.K34];[.K33])" office:value-type="float" office:value="0">
            <text:p>0</text:p>
          </table:table-cell>
          <table:table-cell table:style-name="ce2" table:formula="of:=SUM([.L34];[.L33])" office:value-type="float" office:value="0">
            <text:p>0</text:p>
          </table:table-cell>
          <table:table-cell table:style-name="ce5" table:formula="of:=AVERAGE([.B35:.L3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36:.L3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37:.L3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37];[.B36])" office:value-type="float" office:value="0">
            <text:p>0</text:p>
          </table:table-cell>
          <table:table-cell table:style-name="ce2" table:formula="of:=SUM([.C37];[.C36])" office:value-type="float" office:value="0">
            <text:p>0</text:p>
          </table:table-cell>
          <table:table-cell table:style-name="ce2" table:formula="of:=SUM([.D37];[.D36])" office:value-type="float" office:value="0">
            <text:p>0</text:p>
          </table:table-cell>
          <table:table-cell table:style-name="ce2" table:formula="of:=SUM([.E37];[.E36])" office:value-type="float" office:value="0">
            <text:p>0</text:p>
          </table:table-cell>
          <table:table-cell table:style-name="ce2" table:formula="of:=SUM([.F37];[.F36])" office:value-type="float" office:value="0">
            <text:p>0</text:p>
          </table:table-cell>
          <table:table-cell table:style-name="ce2" table:formula="of:=SUM([.G37];[.G36])" office:value-type="float" office:value="0">
            <text:p>0</text:p>
          </table:table-cell>
          <table:table-cell table:style-name="ce2" table:formula="of:=SUM([.H37];[.H36])" office:value-type="float" office:value="0">
            <text:p>0</text:p>
          </table:table-cell>
          <table:table-cell table:style-name="ce2" table:formula="of:=SUM([.I37];[.I36])" office:value-type="float" office:value="0">
            <text:p>0</text:p>
          </table:table-cell>
          <table:table-cell table:style-name="ce2" table:formula="of:=SUM([.J37];[.J36])" office:value-type="float" office:value="0">
            <text:p>0</text:p>
          </table:table-cell>
          <table:table-cell table:style-name="ce2" table:formula="of:=SUM([.K37];[.K36])" office:value-type="float" office:value="0">
            <text:p>0</text:p>
          </table:table-cell>
          <table:table-cell table:style-name="ce2" table:formula="of:=SUM([.L37];[.L36])" office:value-type="float" office:value="0">
            <text:p>0</text:p>
          </table:table-cell>
          <table:table-cell table:style-name="ce5" table:formula="of:=AVERAGE([.B38:.L3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39:.L39])" office:value-type="float" office:value="0">
            <text:p>#DIV/0!</text:p>
          </table:table-cell>
        </table:table-row>
        <table:table-row table:style-name="ro3" table:number-rows-repeated="6">
          <table:table-cell table:number-columns-repeated="12"/>
          <table:table-cell table:style-name="Default"/>
        </table:table-row>
        <table:table-row table:style-name="ro1">
          <table:table-cell office:value-type="string">
            <text:p>CPU</text:p>
          </table:table-cell>
          <table:table-cell office:value-type="string">
            <text:p>Intel Core i3 M 330 @2.13GHz x 4</text:p>
          </table:table-cell>
          <table:table-cell table:number-columns-repeated="2"/>
          <table:table-cell office:value-type="string">
            <text:p>CPU governor = powersave</text:p>
          </table:table-cell>
          <table:table-cell/>
          <table:table-cell office:value-type="string">
            <text:p>Elements attack = 4000000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L1 data 32ko</text:p>
          </table:table-cell>
          <table:table-cell office:value-type="string">
            <text:p>L1 inst 32ko</text:p>
          </table:table-cell>
          <table:table-cell/>
          <table:table-cell office:value-type="string">
            <text:p>Isolcpu = 1</text:p>
          </table:table-cell>
          <table:table-cell/>
          <table:table-cell office:value-type="string">
            <text:p>Parcour aléatoire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L2 mixed 256ko</text:p>
          </table:table-cell>
          <table:table-cell table:number-columns-repeated="4"/>
          <table:table-cell office:value-type="string">
            <text:p>Iterations RT = 50000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L3 mixed 3Mo</text:p>
          </table:table-cell>
          <table:table-cell table:number-columns-repeated="10"/>
          <table:table-cell table:style-name="Default"/>
        </table:table-row>
      </table:table>
      <table:table table:name="Sheet3" table:style-name="ta1">
        <table:table-column table:style-name="co2" table:number-columns-repeated="12" table:default-cell-style-name="Default"/>
        <table:table-column table:style-name="co2" table:default-cell-style-name="ce4"/>
        <table:table-row table:style-name="ro1">
          <table:table-cell table:style-name="ce1" office:value-type="string">
            <text:p>0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:.L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8"/>
          <table:table-cell/>
          <table:table-cell table:number-columns-repeated="2"/>
          <table:table-cell table:formula="of:=AVERAGE([.B3:.L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4:.L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];[.B4])" office:value-type="float" office:value="0">
            <text:p>0</text:p>
          </table:table-cell>
          <table:table-cell table:style-name="ce2" table:formula="of:=SUM([.C4];[.C3])" office:value-type="float" office:value="0">
            <text:p>0</text:p>
          </table:table-cell>
          <table:table-cell table:style-name="ce2" table:formula="of:=SUM([.D3];[.D4])" office:value-type="float" office:value="0">
            <text:p>0</text:p>
          </table:table-cell>
          <table:table-cell table:style-name="ce2" table:formula="of:=SUM([.E3];[.E4])" office:value-type="float" office:value="0">
            <text:p>0</text:p>
          </table:table-cell>
          <table:table-cell table:style-name="ce2" table:formula="of:=SUM([.F4];[.F3])" office:value-type="float" office:value="0">
            <text:p>0</text:p>
          </table:table-cell>
          <table:table-cell table:style-name="ce2" table:formula="of:=SUM([.G4];[.G3])" office:value-type="float" office:value="0">
            <text:p>0</text:p>
          </table:table-cell>
          <table:table-cell table:style-name="ce2" table:formula="of:=SUM([.H4];[.H3])" office:value-type="float" office:value="0">
            <text:p>0</text:p>
          </table:table-cell>
          <table:table-cell table:style-name="ce2" table:formula="of:=SUM([.I4];[.I3])" office:value-type="float" office:value="0">
            <text:p>0</text:p>
          </table:table-cell>
          <table:table-cell table:style-name="ce2" table:formula="of:=SUM([.J4];[.J4])" office:value-type="float" office:value="0">
            <text:p>0</text:p>
          </table:table-cell>
          <table:table-cell table:style-name="ce2" table:formula="of:=SUM([.K4];[.K3])" office:value-type="float" office:value="0">
            <text:p>0</text:p>
          </table:table-cell>
          <table:table-cell table:style-name="ce2" table:formula="of:=SUM([.L4];[.L3])" office:value-type="float" office:value="0">
            <text:p>0</text:p>
          </table:table-cell>
          <table:table-cell table:style-name="ce5" table:formula="of:=AVERAGE([.B5:.L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6:.L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7:.L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7];[.B6])" office:value-type="float" office:value="0">
            <text:p>0</text:p>
          </table:table-cell>
          <table:table-cell table:style-name="ce2" table:formula="of:=SUM([.C7];[.C6])" office:value-type="float" office:value="0">
            <text:p>0</text:p>
          </table:table-cell>
          <table:table-cell table:style-name="ce2" table:formula="of:=SUM([.D6];[.D7])" office:value-type="float" office:value="0">
            <text:p>0</text:p>
          </table:table-cell>
          <table:table-cell table:style-name="ce2" table:formula="of:=SUM([.E7];[.E6])" office:value-type="float" office:value="0">
            <text:p>0</text:p>
          </table:table-cell>
          <table:table-cell table:style-name="ce2" table:formula="of:=SUM([.F7];[.F6])" office:value-type="float" office:value="0">
            <text:p>0</text:p>
          </table:table-cell>
          <table:table-cell table:style-name="ce2" table:formula="of:=SUM([.G7];[.G6])" office:value-type="float" office:value="0">
            <text:p>0</text:p>
          </table:table-cell>
          <table:table-cell table:style-name="ce2" table:formula="of:=SUM([.H7];[.H6])" office:value-type="float" office:value="0">
            <text:p>0</text:p>
          </table:table-cell>
          <table:table-cell table:style-name="ce2" table:formula="of:=SUM([.I7];[.I6])" office:value-type="float" office:value="0">
            <text:p>0</text:p>
          </table:table-cell>
          <table:table-cell table:style-name="ce2" table:formula="of:=SUM([.J7];[.J6])" office:value-type="float" office:value="0">
            <text:p>0</text:p>
          </table:table-cell>
          <table:table-cell table:style-name="ce2" table:formula="of:=SUM([.K7];[.K6])" office:value-type="float" office:value="0">
            <text:p>0</text:p>
          </table:table-cell>
          <table:table-cell table:style-name="ce2" table:formula="of:=SUM([.L7];[.L6])" office:value-type="float" office:value="0">
            <text:p>0</text:p>
          </table:table-cell>
          <table:table-cell table:style-name="ce5" table:formula="of:=AVERAGE([.B8:.L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9:.L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1 attaquan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12:.L1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13:.L1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14:.L1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13];[.B14])" office:value-type="float" office:value="0">
            <text:p>0</text:p>
          </table:table-cell>
          <table:table-cell table:style-name="ce2" table:formula="of:=SUM([.C14];[.C13])" office:value-type="float" office:value="0">
            <text:p>0</text:p>
          </table:table-cell>
          <table:table-cell table:style-name="ce2" table:formula="of:=SUM([.D14];[.D13])" office:value-type="float" office:value="0">
            <text:p>0</text:p>
          </table:table-cell>
          <table:table-cell table:style-name="ce2" table:formula="of:=SUM([.E14];[.E13])" office:value-type="float" office:value="0">
            <text:p>0</text:p>
          </table:table-cell>
          <table:table-cell table:style-name="ce2" table:formula="of:=SUM([.F14];[.F13])" office:value-type="float" office:value="0">
            <text:p>0</text:p>
          </table:table-cell>
          <table:table-cell table:style-name="ce2" table:formula="of:=SUM([.G14];[.G13])" office:value-type="float" office:value="0">
            <text:p>0</text:p>
          </table:table-cell>
          <table:table-cell table:style-name="ce2" table:formula="of:=SUM([.H14];[.H13])" office:value-type="float" office:value="0">
            <text:p>0</text:p>
          </table:table-cell>
          <table:table-cell table:style-name="ce2" table:formula="of:=SUM([.I14];[.I13])" office:value-type="float" office:value="0">
            <text:p>0</text:p>
          </table:table-cell>
          <table:table-cell table:style-name="ce2" table:formula="of:=SUM([.J14];[.J13])" office:value-type="float" office:value="0">
            <text:p>0</text:p>
          </table:table-cell>
          <table:table-cell table:style-name="ce2" table:formula="of:=SUM([.K14];[.K13])" office:value-type="float" office:value="0">
            <text:p>0</text:p>
          </table:table-cell>
          <table:table-cell table:style-name="ce2" table:formula="of:=SUM([.L14];[.L13])" office:value-type="float" office:value="0">
            <text:p>0</text:p>
          </table:table-cell>
          <table:table-cell table:style-name="ce5" table:formula="of:=AVERAGE([.B15:.L1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16:.L1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17:.L1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17];[.B16])" office:value-type="float" office:value="0">
            <text:p>0</text:p>
          </table:table-cell>
          <table:table-cell table:style-name="ce2" table:formula="of:=SUM([.C17];[.C16])" office:value-type="float" office:value="0">
            <text:p>0</text:p>
          </table:table-cell>
          <table:table-cell table:style-name="ce2" table:formula="of:=SUM([.D17];[.D16])" office:value-type="float" office:value="0">
            <text:p>0</text:p>
          </table:table-cell>
          <table:table-cell table:style-name="ce2" table:formula="of:=SUM([.E17];[.E16])" office:value-type="float" office:value="0">
            <text:p>0</text:p>
          </table:table-cell>
          <table:table-cell table:style-name="ce2" table:formula="of:=SUM([.F17];[.F16])" office:value-type="float" office:value="0">
            <text:p>0</text:p>
          </table:table-cell>
          <table:table-cell table:style-name="ce2" table:formula="of:=SUM([.G17];[.G16])" office:value-type="float" office:value="0">
            <text:p>0</text:p>
          </table:table-cell>
          <table:table-cell table:style-name="ce2" table:formula="of:=SUM([.H17];[.H16])" office:value-type="float" office:value="0">
            <text:p>0</text:p>
          </table:table-cell>
          <table:table-cell table:style-name="ce2" table:formula="of:=SUM([.I17];[.I16])" office:value-type="float" office:value="0">
            <text:p>0</text:p>
          </table:table-cell>
          <table:table-cell table:style-name="ce2" table:formula="of:=SUM([.J17];[.J16])" office:value-type="float" office:value="0">
            <text:p>0</text:p>
          </table:table-cell>
          <table:table-cell table:style-name="ce2" table:formula="of:=SUM([.K17];[.K16])" office:value-type="float" office:value="0">
            <text:p>0</text:p>
          </table:table-cell>
          <table:table-cell table:style-name="ce2" table:formula="of:=SUM([.L17];[.L16])" office:value-type="float" office:value="0">
            <text:p>0</text:p>
          </table:table-cell>
          <table:table-cell table:style-name="ce5" table:formula="of:=AVERAGE([.B18:.L1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19:.L1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2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2:.L2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23:.L2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24:.L2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23];[.B24])" office:value-type="float" office:value="0">
            <text:p>0</text:p>
          </table:table-cell>
          <table:table-cell table:style-name="ce2" table:formula="of:=SUM([.C24];[.C23])" office:value-type="float" office:value="0">
            <text:p>0</text:p>
          </table:table-cell>
          <table:table-cell table:style-name="ce2" table:formula="of:=SUM([.D24];[.D23])" office:value-type="float" office:value="0">
            <text:p>0</text:p>
          </table:table-cell>
          <table:table-cell table:style-name="ce2" table:formula="of:=SUM([.E24];[.E23])" office:value-type="float" office:value="0">
            <text:p>0</text:p>
          </table:table-cell>
          <table:table-cell table:style-name="ce2" table:formula="of:=SUM([.F24];[.F23])" office:value-type="float" office:value="0">
            <text:p>0</text:p>
          </table:table-cell>
          <table:table-cell table:style-name="ce2" table:formula="of:=SUM([.G24];[.G23])" office:value-type="float" office:value="0">
            <text:p>0</text:p>
          </table:table-cell>
          <table:table-cell table:style-name="ce2" table:formula="of:=SUM([.H24];[.H23])" office:value-type="float" office:value="0">
            <text:p>0</text:p>
          </table:table-cell>
          <table:table-cell table:style-name="ce2" table:formula="of:=SUM([.I24];[.I23])" office:value-type="float" office:value="0">
            <text:p>0</text:p>
          </table:table-cell>
          <table:table-cell table:style-name="ce2" table:formula="of:=SUM([.J24];[.J23])" office:value-type="float" office:value="0">
            <text:p>0</text:p>
          </table:table-cell>
          <table:table-cell table:style-name="ce2" table:formula="of:=SUM([.K24];[.K23])" office:value-type="float" office:value="0">
            <text:p>0</text:p>
          </table:table-cell>
          <table:table-cell table:style-name="ce2" table:formula="of:=SUM([.L24];[.L23])" office:value-type="float" office:value="0">
            <text:p>0</text:p>
          </table:table-cell>
          <table:table-cell table:style-name="ce5" table:formula="of:=AVERAGE([.B25:.L2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26:.L2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27:.L2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27];[.B26])" office:value-type="float" office:value="0">
            <text:p>0</text:p>
          </table:table-cell>
          <table:table-cell table:style-name="ce2" table:formula="of:=SUM([.C27];[.C26])" office:value-type="float" office:value="0">
            <text:p>0</text:p>
          </table:table-cell>
          <table:table-cell table:style-name="ce2" table:formula="of:=SUM([.D27];[.D26])" office:value-type="float" office:value="0">
            <text:p>0</text:p>
          </table:table-cell>
          <table:table-cell table:style-name="ce2" table:formula="of:=SUM([.E27];[.E26])" office:value-type="float" office:value="0">
            <text:p>0</text:p>
          </table:table-cell>
          <table:table-cell table:style-name="ce2" table:formula="of:=SUM([.F27];[.F26])" office:value-type="float" office:value="0">
            <text:p>0</text:p>
          </table:table-cell>
          <table:table-cell table:style-name="ce2" table:formula="of:=SUM([.G27];[.G26])" office:value-type="float" office:value="0">
            <text:p>0</text:p>
          </table:table-cell>
          <table:table-cell table:style-name="ce2" table:formula="of:=SUM([.H27];[.H26])" office:value-type="float" office:value="0">
            <text:p>0</text:p>
          </table:table-cell>
          <table:table-cell table:style-name="ce2" table:formula="of:=SUM([.I27];[.I26])" office:value-type="float" office:value="0">
            <text:p>0</text:p>
          </table:table-cell>
          <table:table-cell table:style-name="ce2" table:formula="of:=SUM([.J27];[.J26])" office:value-type="float" office:value="0">
            <text:p>0</text:p>
          </table:table-cell>
          <table:table-cell table:style-name="ce2" table:formula="of:=SUM([.K27];[.K26])" office:value-type="float" office:value="0">
            <text:p>0</text:p>
          </table:table-cell>
          <table:table-cell table:style-name="ce2" table:formula="of:=SUM([.L27];[.L26])" office:value-type="float" office:value="0">
            <text:p>0</text:p>
          </table:table-cell>
          <table:table-cell table:style-name="ce5" table:formula="of:=AVERAGE([.B28:.L2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29:.L29])" office:value-type="float" office:value="0">
            <text:p>#DIV/0!</text:p>
          </table:table-cell>
        </table:table-row>
        <table:table-row table:style-name="ro2">
          <table:table-cell table:number-columns-repeated="12"/>
          <table:table-cell table:style-name="Default"/>
        </table:table-row>
        <table:table-row table:style-name="ro1">
          <table:table-cell table:style-name="ce1" office:value-type="string">
            <text:p>3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32:.L3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33:.L3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34:.L3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3];[.B34])" office:value-type="float" office:value="0">
            <text:p>0</text:p>
          </table:table-cell>
          <table:table-cell table:style-name="ce2" table:formula="of:=SUM([.C34];[.C33])" office:value-type="float" office:value="0">
            <text:p>0</text:p>
          </table:table-cell>
          <table:table-cell table:style-name="ce2" table:formula="of:=SUM([.D34];[.D33])" office:value-type="float" office:value="0">
            <text:p>0</text:p>
          </table:table-cell>
          <table:table-cell table:style-name="ce2" table:formula="of:=SUM([.E34];[.E33])" office:value-type="float" office:value="0">
            <text:p>0</text:p>
          </table:table-cell>
          <table:table-cell table:style-name="ce2" table:formula="of:=SUM([.F34];[.F33])" office:value-type="float" office:value="0">
            <text:p>0</text:p>
          </table:table-cell>
          <table:table-cell table:style-name="ce2" table:formula="of:=SUM([.G34];[.G33])" office:value-type="float" office:value="0">
            <text:p>0</text:p>
          </table:table-cell>
          <table:table-cell table:style-name="ce2" table:formula="of:=SUM([.H34];[.H33])" office:value-type="float" office:value="0">
            <text:p>0</text:p>
          </table:table-cell>
          <table:table-cell table:style-name="ce2" table:formula="of:=SUM([.I34];[.I33])" office:value-type="float" office:value="0">
            <text:p>0</text:p>
          </table:table-cell>
          <table:table-cell table:style-name="ce2" table:formula="of:=SUM([.J34];[.J33])" office:value-type="float" office:value="0">
            <text:p>0</text:p>
          </table:table-cell>
          <table:table-cell table:style-name="ce2" table:formula="of:=SUM([.K34];[.K33])" office:value-type="float" office:value="0">
            <text:p>0</text:p>
          </table:table-cell>
          <table:table-cell table:style-name="ce2" table:formula="of:=SUM([.L34];[.L33])" office:value-type="float" office:value="0">
            <text:p>0</text:p>
          </table:table-cell>
          <table:table-cell table:style-name="ce5" table:formula="of:=AVERAGE([.B35:.L3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36:.L3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37:.L3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37];[.B36])" office:value-type="float" office:value="0">
            <text:p>0</text:p>
          </table:table-cell>
          <table:table-cell table:style-name="ce2" table:formula="of:=SUM([.C37];[.C36])" office:value-type="float" office:value="0">
            <text:p>0</text:p>
          </table:table-cell>
          <table:table-cell table:style-name="ce2" table:formula="of:=SUM([.D37];[.D36])" office:value-type="float" office:value="0">
            <text:p>0</text:p>
          </table:table-cell>
          <table:table-cell table:style-name="ce2" table:formula="of:=SUM([.E37];[.E36])" office:value-type="float" office:value="0">
            <text:p>0</text:p>
          </table:table-cell>
          <table:table-cell table:style-name="ce2" table:formula="of:=SUM([.F37];[.F36])" office:value-type="float" office:value="0">
            <text:p>0</text:p>
          </table:table-cell>
          <table:table-cell table:style-name="ce2" table:formula="of:=SUM([.G37];[.G36])" office:value-type="float" office:value="0">
            <text:p>0</text:p>
          </table:table-cell>
          <table:table-cell table:style-name="ce2" table:formula="of:=SUM([.H37];[.H36])" office:value-type="float" office:value="0">
            <text:p>0</text:p>
          </table:table-cell>
          <table:table-cell table:style-name="ce2" table:formula="of:=SUM([.I37];[.I36])" office:value-type="float" office:value="0">
            <text:p>0</text:p>
          </table:table-cell>
          <table:table-cell table:style-name="ce2" table:formula="of:=SUM([.J37];[.J36])" office:value-type="float" office:value="0">
            <text:p>0</text:p>
          </table:table-cell>
          <table:table-cell table:style-name="ce2" table:formula="of:=SUM([.K37];[.K36])" office:value-type="float" office:value="0">
            <text:p>0</text:p>
          </table:table-cell>
          <table:table-cell table:style-name="ce2" table:formula="of:=SUM([.L37];[.L36])" office:value-type="float" office:value="0">
            <text:p>0</text:p>
          </table:table-cell>
          <table:table-cell table:style-name="ce5" table:formula="of:=AVERAGE([.B38:.L3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39:.L39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edina</meta:initial-creator>
    <meta:creation-date>2014-03-11T12:22:22</meta:creation-date>
    <dc:date>2014-03-18T11:21:30</dc:date>
    <dc:creator>Roberto Medina</dc:creator>
    <meta:editing-duration>PT2H14M40S</meta:editing-duration>
    <meta:editing-cycles>34</meta:editing-cycles>
    <meta:generator>LibreOffice/3.5$Linux_X86_64 LibreOffice_project/350m1$Build-2</meta:generator>
    <meta:document-statistic meta:table-count="3" meta:cell-count="1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cm" svg:height="7.724cm" xlink:href=".." xlink:type="simple" chart:class="chart:bar" chart:style-name="ch1">
        <chart:title svg:x="4.933cm" svg:y="0.29cm" chart:style-name="ch2">
          <text:p>Temps éxécution</text:p>
        </chart:title>
        <chart:plot-area chart:style-name="ch3" table:cell-range-address="Sheet1.M2:Sheet1.M2 Sheet1.M12:Sheet1.M12 Sheet1.M22:Sheet1.M22 Sheet1.M32:Sheet1.M32" svg:x="1.279cm" svg:y="1.531cm" svg:width="11.605cm" svg:height="5.058cm">
          <chartooo:coordinate-region svg:x="2.377cm" svg:y="1.73cm" svg:width="10.507cm" svg:height="4.66cm"/>
          <chart:axis chart:dimension="x" chart:name="primary-x" chart:style-name="ch4">
            <chart:title svg:x="6.256cm" svg:y="6.743cm" chart:style-name="ch5">
              <text:p>Attaquants</text:p>
            </chart:title>
          </chart:axis>
          <chart:axis chart:dimension="y" chart:name="primary-y" chart:style-name="ch6">
            <chart:title svg:x="0.451cm" svg:y="4.845cm" chart:style-name="ch7">
              <text:p>Secondes</text:p>
            </chart:title>
            <chart:grid chart:style-name="ch8" chart:class="major"/>
          </chart:axis>
          <chart:series chart:style-name="ch9" chart:values-cell-range-address="Sheet1.M2:Sheet1.M2 Sheet1.M12:Sheet1.M12 Sheet1.M22:Sheet1.M22 Sheet1.M32:Sheet1.M32" chart:class="chart:bar">
            <chart:data-point chart:style-name="ch10"/>
            <chart:data-point chart:style-name="ch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90152118181818">
                <text:p>8.90152118181818</text:p>
                <draw:g>
                  <svg:desc>Sheet1.M2:Sheet1.M2 Sheet1.M12:Sheet1.M12 Sheet1.M22:Sheet1.M22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5.26675572727273">
                <text:p>5.26675572727273</text:p>
              </table:table-cell>
            </table:table-row>
            <table:table-row>
              <table:table-cell office:value-type="string"/>
              <table:table-cell office:value-type="float" office:value="7.61840036363636">
                <text:p>7.61840036363636</text:p>
              </table:table-cell>
            </table:table-row>
            <table:table-row>
              <table:table-cell office:value-type="string"/>
              <table:table-cell office:value-type="float" office:value="12.4877195454545">
                <text:p>12.487719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6cm" svg:height="7.636cm" xlink:href=".." xlink:type="simple" chart:class="chart:bar" chart:style-name="ch1">
        <chart:title svg:x="4.628cm" svg:y="0.288cm" chart:style-name="ch2">
          <text:p>L1 Cache Miss</text:p>
        </chart:title>
        <chart:plot-area chart:style-name="ch3" table:cell-range-address="Sheet1.M5:Sheet1.M5 Sheet1.M15:Sheet1.M15 Sheet1.M25:Sheet1.M25 Sheet1.M35:Sheet1.M35" svg:x="0.697cm" svg:y="1.523cm" svg:width="11.195cm" svg:height="5.541cm">
          <chartooo:coordinate-region svg:x="2.906cm" svg:y="1.722cm" svg:width="8.986cm" svg:height="5.143cm"/>
          <chart:axis chart:dimension="x" chart:name="primary-x" chart:style-name="ch4"/>
          <chart:axis chart:dimension="y" chart:name="primary-y" chart:style-name="ch5"/>
          <chart:series chart:style-name="ch6" chart:values-cell-range-address="Sheet1.M5:Sheet1.M5 Sheet1.M15:Sheet1.M15 Sheet1.M25:Sheet1.M25 Sheet1.M35:Sheet1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03999.1818182">
                <text:p>18603999.1818182</text:p>
                <draw:g>
                  <svg:desc>Sheet1.M5:Sheet1.M5 Sheet1.M15:Sheet1.M15 Sheet1.M25:Sheet1.M25 Sheet1.M35:Sheet1.M35</svg:desc>
                </draw:g>
              </table:table-cell>
            </table:table-row>
            <table:table-row>
              <table:table-cell office:value-type="string"/>
              <table:table-cell office:value-type="float" office:value="15912340">
                <text:p>15912340</text:p>
              </table:table-cell>
            </table:table-row>
            <table:table-row>
              <table:table-cell office:value-type="string"/>
              <table:table-cell office:value-type="float" office:value="20081758.0909091">
                <text:p>20081758.0909091</text:p>
              </table:table-cell>
            </table:table-row>
            <table:table-row>
              <table:table-cell office:value-type="string"/>
              <table:table-cell office:value-type="float" office:value="20301735.7272727">
                <text:p>20301735.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3cm" svg:height="7.534cm" xlink:href=".." xlink:type="simple" chart:class="chart:bar" chart:style-name="ch1">
        <chart:title svg:x="5.186cm" svg:y="0.286cm" chart:style-name="ch2">
          <text:p>L2 Cache Miss</text:p>
        </chart:title>
        <chart:plot-area chart:style-name="ch3" table:cell-range-address="Sheet1.M8:Sheet1.M8 Sheet1.M18:Sheet1.M18 Sheet1.M28:Sheet1.M28 Sheet1.M38:Sheet1.M38" svg:x="0.72cm" svg:y="1.515cm" svg:width="12.243cm" svg:height="5.449cm">
          <chartooo:coordinate-region svg:x="2.744cm" svg:y="1.714cm" svg:width="10.219cm" svg:height="5.051cm"/>
          <chart:axis chart:dimension="x" chart:name="primary-x" chart:style-name="ch4"/>
          <chart:axis chart:dimension="y" chart:name="primary-y" chart:style-name="ch5"/>
          <chart:series chart:style-name="ch6" chart:values-cell-range-address="Sheet1.M8:Sheet1.M8 Sheet1.M18:Sheet1.M18 Sheet1.M28:Sheet1.M28 Sheet1.M38:Sheet1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03728.81818182">
                <text:p>2703728.81818182</text:p>
                <draw:g>
                  <svg:desc>Sheet1.M8:Sheet1.M8 Sheet1.M18:Sheet1.M18 Sheet1.M28:Sheet1.M28 Sheet1.M38:Sheet1.M38</svg:desc>
                </draw:g>
              </table:table-cell>
            </table:table-row>
            <table:table-row>
              <table:table-cell office:value-type="string"/>
              <table:table-cell office:value-type="float" office:value="1091833.18181818">
                <text:p>1091833.18181818</text:p>
              </table:table-cell>
            </table:table-row>
            <table:table-row>
              <table:table-cell office:value-type="string"/>
              <table:table-cell office:value-type="float" office:value="1334671.09090909">
                <text:p>1334671.09090909</text:p>
              </table:table-cell>
            </table:table-row>
            <table:table-row>
              <table:table-cell office:value-type="string"/>
              <table:table-cell office:value-type="float" office:value="1605476">
                <text:p>1605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cm" svg:height="7.48cm" xlink:href=".." xlink:type="simple" chart:class="chart:bar" chart:style-name="ch1">
        <chart:title svg:x="4.53cm" svg:y="0.285cm" chart:style-name="ch2">
          <text:p>L3 Cache Miss</text:p>
        </chart:title>
        <chart:plot-area chart:style-name="ch3" table:cell-range-address="Sheet1.M9:Sheet1.M9 Sheet1.M19:Sheet1.M19 Sheet1.M29:Sheet1.M29 Sheet1.M39:Sheet1.M39" svg:x="0.693cm" svg:y="1.511cm" svg:width="11.011cm" svg:height="5.4cm">
          <chartooo:coordinate-region svg:x="2.532cm" svg:y="1.71cm" svg:width="9.172cm" svg:height="5.002cm"/>
          <chart:axis chart:dimension="x" chart:name="primary-x" chart:style-name="ch4"/>
          <chart:axis chart:dimension="y" chart:name="primary-y" chart:style-name="ch5"/>
          <chart:series chart:style-name="ch6" chart:values-cell-range-address="Sheet1.M9:Sheet1.M9 Sheet1.M19:Sheet1.M19 Sheet1.M29:Sheet1.M29 Sheet1.M39:Sheet1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987.363636364">
                <text:p>118987.363636364</text:p>
                <draw:g>
                  <svg:desc>Sheet1.M9:Sheet1.M9 Sheet1.M19:Sheet1.M19 Sheet1.M29:Sheet1.M2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89656.7272727273">
                <text:p>89656.7272727273</text:p>
              </table:table-cell>
            </table:table-row>
            <table:table-row>
              <table:table-cell office:value-type="string"/>
              <table:table-cell office:value-type="float" office:value="113872.090909091">
                <text:p>113872.090909091</text:p>
              </table:table-cell>
            </table:table-row>
            <table:table-row>
              <table:table-cell office:value-type="string"/>
              <table:table-cell office:value-type="float" office:value="175886.545454545">
                <text:p>175886.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